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6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6.44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28.68mm"/>
    </style:style>
    <style:style style:name="co7" style:family="table-column">
      <style:table-column-properties fo:break-before="auto" style:column-width="59.99mm"/>
    </style:style>
    <style:style style:name="co8" style:family="table-column">
      <style:table-column-properties fo:break-before="auto" style:column-width="25.95mm"/>
    </style:style>
    <style:style style:name="co9" style:family="table-column">
      <style:table-column-properties fo:break-before="auto" style:column-width="57.5mm"/>
    </style:style>
    <style:style style:name="co10" style:family="table-column">
      <style:table-column-properties fo:break-before="auto" style:column-width="33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ff00"/>
    </style:style>
    <style:style style:name="ce2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023f62" style:font-name="Arial" fo:font-weight="bold" style:font-weight-asian="bold" style:font-weight-complex="bold"/>
    </style:style>
    <style:style style:name="ce7" style:family="table-cell" style:parent-style-name="Default">
      <style:text-properties fo:color="#023f62" style:font-name="Arial" fo:font-weight="bold" style:font-weight-asian="bold" style:font-weight-complex="bold"/>
      <style:map style:condition="is-true-formula(ISEVEN(ROW([.A1])))" style:apply-style-name="Good" style:base-cell-address="Strassen.A2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is-true-formula(ISEVEN(ROW([.A1])))" style:apply-style-name="Good" style:base-cell-address="Strassen.A2"/>
    </style:style>
    <style:style style:name="ce8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color="#a00404" fo:font-weight="bold" style:font-weight-asian="bold" style:font-weight-complex="bold"/>
    </style:style>
    <style:style style:name="ce14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color="#a00404" fo:font-weight="bold" style:font-weight-asian="bold" style:font-weight-complex="bold"/>
      <style:map style:condition="is-true-formula(ISEVEN(ROW([.A1])))" style:apply-style-name="Good" style:base-cell-address="Strassen.A2"/>
    </style:style>
    <style:style style:name="ce10" style:family="table-cell" style:parent-style-name="Default">
      <style:text-properties fo:color="#106802" fo:font-weight="bold" style:font-weight-asian="bold" style:font-weight-complex="bold"/>
    </style:style>
    <style:style style:name="ce21" style:family="table-cell" style:parent-style-name="Default">
      <style:text-properties fo:color="#106802"/>
      <style:map style:condition="is-true-formula(ISEVEN(ROW([.A1])))" style:apply-style-name="Good" style:base-cell-address="Strassen.A2"/>
    </style:style>
    <style:style style:name="ce22" style:family="table-cell" style:parent-style-name="Default">
      <style:text-properties fo:color="#800000" fo:font-weight="bold" style:font-weight-asian="bold" style:font-weight-complex="bold"/>
      <style:map style:condition="is-true-formula(ISEVEN(ROW([.A1])))" style:apply-style-name="Good" style:base-cell-address="Strassen.A2"/>
    </style:style>
    <style:style style:name="ce24" style:family="table-cell" style:parent-style-name="Default">
      <style:map style:condition="is-true-formula(ISEVEN(ROW([.A1])))" style:apply-style-name="Good" style:base-cell-address="Strassen.A2"/>
    </style:style>
    <style:style style:name="ce25" style:family="table-cell" style:parent-style-name="Default" style:data-style-name="N108">
      <style:text-properties fo:color="#008000" fo:font-weight="bold" style:font-weight-asian="bold" style:font-weight-complex="bold"/>
      <style:map style:condition="is-true-formula(ISEVEN(ROW([.A1])))" style:apply-style-name="Good" style:base-cell-address="Strassen.A2"/>
    </style:style>
    <style:style style:name="ce17" style:family="table-cell" style:parent-style-name="Default" style:data-style-name="N108">
      <style:table-cell-properties fo:background-color="#f9ac3f"/>
      <style:text-properties fo:color="#800000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800000" fo:font-weight="bold" style:font-weight-asian="bold" style:font-weight-complex="bold"/>
    </style:style>
    <style:style style:name="ce28" style:family="table-cell" style:parent-style-name="Default">
      <style:text-properties fo:color="#023f62" style:font-name="Arial" fo:font-weight="bold" style:font-weight-asian="bold" style:font-weight-complex="bold"/>
      <style:map style:condition="is-true-formula(ISEVEN(ROW([.A2])))" style:apply-style-name="Warning" style:base-cell-address="Gleise.A1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Arial" fo:font-weight="bold" style:font-weight-asian="bold" style:font-weight-complex="bold"/>
      <style:map style:condition="is-true-formula(ISEVEN(ROW([.A2])))" style:apply-style-name="Warning" style:base-cell-address="Gleise.A1"/>
    </style:style>
    <style:style style:name="ce31" style:family="table-cell" style:parent-style-name="Default" style:data-style-name="N108">
      <style:text-properties fo:color="#023f62" style:font-name="Arial" fo:font-weight="bold" style:font-weight-asian="bold" style:font-weight-complex="bold"/>
      <style:map style:condition="is-true-formula(ISEVEN(ROW([.A2])))" style:apply-style-name="Warning" style:base-cell-address="Gleise.A1"/>
    </style:style>
    <style:style style:name="ce32" style:family="table-cell" style:parent-style-name="Default">
      <style:text-properties fo:color="#800000" style:font-name="Arial" fo:font-weight="bold" style:font-weight-asian="bold" style:font-weight-complex="bold"/>
      <style:map style:condition="is-true-formula(ISEVEN(ROW([.A2])))" style:apply-style-name="Warning" style:base-cell-address="Gleise.A1"/>
    </style:style>
    <style:style style:name="ce33" style:family="table-cell" style:parent-style-name="Default">
      <style:map style:condition="is-true-formula(ISEVEN(ROW([.A2])))" style:apply-style-name="Warning" style:base-cell-address="Gleise.A1"/>
    </style:style>
    <style:style style:name="ce35" style:family="table-cell" style:parent-style-name="Default" style:data-style-name="N108">
      <style:map style:condition="is-true-formula(ISEVEN(ROW([.A2])))" style:apply-style-name="Warning" style:base-cell-address="Gleise.A1"/>
    </style:style>
    <style:style style:name="ce36" style:family="table-cell" style:parent-style-name="Default" style:data-style-name="N108">
      <style:text-properties fo:color="#800000" fo:font-weight="bold" style:font-weight-asian="bold" style:font-weight-complex="bold"/>
      <style:map style:condition="is-true-formula(ISEVEN(ROW([.A2])))" style:apply-style-name="Warning" style:base-cell-address="Gleise.A1"/>
    </style:style>
    <style:style style:name="ce46" style:family="table-cell" style:parent-style-name="Default">
      <style:text-properties fo:color="#008000" fo:font-weight="bold" style:font-weight-asian="bold" style:font-weight-complex="bold"/>
    </style:style>
    <style:style style:name="ce39" style:family="table-cell" style:parent-style-name="Jede_20_Zweite_20_Zeile_20_einfärben">
      <style:table-cell-properties fo:background-color="transparent"/>
      <style:map style:condition="is-true-formula(ISEVEN(ROW([.A1])))" style:apply-style-name="Jede_20_Zweite_20_Zeile_20_einfärben" style:base-cell-address="Haltestellen.A2"/>
    </style:style>
    <style:style style:name="ce40" style:family="table-cell" style:parent-style-name="Default">
      <style:table-cell-properties fo:background-color="transparent"/>
      <style:map style:condition="is-true-formula(ISEVEN(ROW([.A1])))" style:apply-style-name="Jede_20_Zweite_20_Zeile_20_einfärben" style:base-cell-address="Haltestellen.A2"/>
    </style:style>
    <style:style style:name="ce41" style:family="table-cell" style:parent-style-name="Default">
      <style:map style:condition="is-true-formula(ISEVEN(ROW([.A1])))" style:apply-style-name="Jede_20_Zweite_20_Zeile_20_einfärben" style:base-cell-address="Haltestellen.A2"/>
    </style:style>
    <style:style style:name="ce43" style:family="table-cell" style:parent-style-name="Default" style:data-style-name="N108">
      <style:table-cell-properties fo:background-color="transparent"/>
      <style:text-properties fo:color="#d27e2b" fo:font-weight="bold" style:font-weight-asian="bold" style:font-weight-complex="bold"/>
      <style:map style:condition="is-true-formula(ISEVEN(ROW([.A1])))" style:apply-style-name="Jede_20_Zweite_20_Zeile_20_einfärben" style:base-cell-address="Haltestellen.A2"/>
    </style:style>
    <style:style style:name="ce44" style:family="table-cell" style:parent-style-name="Default" style:data-style-name="N108">
      <style:text-properties fo:color="#d27e2b" fo:font-weight="bold" style:font-weight-asian="bold" style:font-weight-complex="bold"/>
      <style:map style:condition="is-true-formula(ISEVEN(ROW([.A1])))" style:apply-style-name="Jede_20_Zweite_20_Zeile_20_einfärben" style:base-cell-address="Haltestellen.A2"/>
    </style:style>
    <style:style style:name="ce45" style:family="table-cell" style:parent-style-name="Default" style:data-style-name="N108">
      <style:table-cell-properties fo:background-color="transparent"/>
      <style:map style:condition="is-true-formula(ISEVEN(ROW([.A1])))" style:apply-style-name="Jede_20_Zweite_20_Zeile_20_einfärben" style:base-cell-address="Haltestellen.A2"/>
    </style:style>
    <style:style style:name="ce50" style:family="table-cell" style:parent-style-name="Default" style:data-style-name="N108">
      <style:map style:condition="is-true-formula(ISEVEN(ROW([.A1])))" style:apply-style-name="Jede_20_Zweite_20_Zeile_20_einfärben" style:base-cell-address="Haltestellen.A2"/>
    </style:style>
    <style:style style:name="ce48" style:family="table-cell" style:parent-style-name="Default">
      <style:text-properties fo:color="#008000" fo:font-size="12pt" fo:font-style="italic" style:font-size-asian="12pt" style:font-style-asian="italic" style:font-size-complex="12pt" style:font-style-complex="italic"/>
    </style:style>
    <style:style style:name="ce52" style:family="table-cell" style:parent-style-name="Default" style:data-style-name="N108">
      <style:table-cell-properties fo:background-color="transparent"/>
      <style:text-properties fo:color="#a80000" fo:font-weight="bold" style:font-weight-asian="bold" style:font-weight-complex="bold"/>
      <style:map style:condition="is-true-formula(ISEVEN(ROW([.A1])))" style:apply-style-name="Jede_20_Zweite_20_Zeile_20_einfärben" style:base-cell-address="Haltestellen.A2"/>
    </style:style>
    <style:style style:name="ce53" style:family="table-cell" style:parent-style-name="Default" style:data-style-name="N108">
      <style:text-properties fo:color="#a80000" fo:font-weight="bold" style:font-weight-asian="bold" style:font-weight-complex="bold"/>
      <style:map style:condition="is-true-formula(ISEVEN(ROW([.A1])))" style:apply-style-name="Jede_20_Zweite_20_Zeile_20_einfärben" style:base-cell-address="Haltestellen.A2"/>
    </style:style>
  </office:automatic-styles>
  <office:body>
    <office:spreadsheet>
      <table:calculation-settings table:automatic-find-labels="false" table:use-regular-expressions="false" table:use-wildcards="true"/>
      <table:table table:name="Daten" table:style-name="ta1">
        <table:table-column table:style-name="co1" table:default-cell-style-name="ce3"/>
        <table:table-column table:style-name="co2" table:default-cell-style-name="ce3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waytype</text:p>
          </table:table-cell>
          <table:table-cell office:value-type="string" calcext:value-type="string">
            <text:p>Baukosten</text:p>
          </table:table-cell>
          <table:table-cell office:value-type="string" calcext:value-type="string">
            <text:p>Unterhalt</text:p>
          </table:table-cell>
        </table:table-row>
        <table:table-row table:style-name="ro1">
          <table:table-cell table:style-name="Default" office:value-type="string" calcext:value-type="string">
            <text:p>runway_modern</text:p>
          </table:table-cell>
          <table:table-cell table:style-name="Default" office:value-type="string" calcext:value-type="string">
            <text:p>air</text:p>
          </table:table-cell>
          <table:table-cell office:value-type="float" office:value="500000" calcext:value-type="float">
            <text:p>5000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table:style-name="Default" office:value-type="string" calcext:value-type="string">
            <text:p>Zeppelin-Landebahn</text:p>
          </table:table-cell>
          <table:table-cell table:style-name="Default" office:value-type="string" calcext:value-type="string">
            <text:p>air</text:p>
          </table:table-cell>
          <table:table-cell office:value-type="float" office:value="500000" calcext:value-type="float">
            <text:p>5000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table:style-name="Default" office:value-type="string" calcext:value-type="string">
            <text:p>air_movement_area</text:p>
          </table:table-cell>
          <table:table-cell table:style-name="Default" office:value-type="string" calcext:value-type="string">
            <text:p>air</text:p>
          </table:table-cell>
          <table:table-cell office:value-type="float" office:value="300000" calcext:value-type="float">
            <text:p>300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style-name="Default" office:value-type="string" calcext:value-type="string">
            <text:p>air_movement_area_old</text:p>
          </table:table-cell>
          <table:table-cell table:style-name="Default" office:value-type="string" calcext:value-type="string">
            <text:p>air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Default" office:value-type="string" calcext:value-type="string">
            <text:p>Zeppelin-Rollfeld</text:p>
          </table:table-cell>
          <table:table-cell table:style-name="Default" office:value-type="string" calcext:value-type="string">
            <text:p>air</text:p>
          </table:table-cell>
          <table:table-cell office:value-type="float" office:value="300000" calcext:value-type="float">
            <text:p>300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style-name="Default" office:value-type="string" calcext:value-type="string">
            <text:p>Fernheizungsrohre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Default" office:value-type="string" calcext:value-type="string">
            <text:p>kleiner Park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Default" office:value-type="string" calcext:value-type="string">
            <text:p>Hecke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Default" office:value-type="string" calcext:value-type="string">
            <text:p>Skatepark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Default" office:value-type="string" calcext:value-type="string">
            <text:p>Stadtmauer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Default" office:value-type="string" calcext:value-type="string">
            <text:p>Stadtmauer_mit_Eckturm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Default" office:value-type="string" calcext:value-type="string">
            <text:p>alte_Stahlbruecke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70000" calcext:value-type="float">
            <text:p>700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Default" office:value-type="string" calcext:value-type="string">
            <text:p>Bahnbruecke_210Kmh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Default" office:value-type="string" calcext:value-type="string">
            <text:p>alter Eisenbahntunnel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90000" calcext:value-type="float">
            <text:p>90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Default" office:value-type="string" calcext:value-type="string">
            <text:p>moderner Eisenbahntunnel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200000" calcext:value-type="float">
            <text:p>2000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Default" office:value-type="string" calcext:value-type="string">
            <text:p>Hochgeschwindigkeitstunnel_280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222500" calcext:value-type="float">
            <text:p>2225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Default" office:value-type="string" calcext:value-type="string">
            <text:p>Eisenbahntunnel_40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50000" calcext:value-type="float">
            <text:p>50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Default" office:value-type="string" calcext:value-type="string">
            <text:p>Eisenbahntunnel_60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70000" calcext:value-type="float">
            <text:p>70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Default" office:value-type="string" calcext:value-type="string">
            <text:p>Hochbahn160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Default" office:value-type="string" calcext:value-type="string">
            <text:p>Hochbahn210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Default" office:value-type="string" calcext:value-type="string">
            <text:p>Hochbahn90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36000" calcext:value-type="float">
            <text:p>360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Default" office:value-type="string" calcext:value-type="string">
            <text:p>Standardgleis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Default" office:value-type="string" calcext:value-type="string">
            <text:p>Hochgeschwindigkeit_1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25000" calcext:value-type="float">
            <text:p>250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Default" office:value-type="string" calcext:value-type="string">
            <text:p>altes_Gleis40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4500" calcext:value-type="float">
            <text:p>45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altes_Gleis60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6500" calcext:value-type="float">
            <text:p>65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altes_Gleis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9000" calcext:value-type="float">
            <text:p>90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Hochgeschwindigkeit_2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30000" calcext:value-type="float">
            <text:p>30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Default" office:value-type="string" calcext:value-type="string">
            <text:p>Schnellfahrgleis_350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Stahlbruecke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95000" calcext:value-type="float">
            <text:p>950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table:style-name="Default" office:value-type="string" calcext:value-type="string">
            <text:p>einfacher_EisenbahnTunnel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97000" calcext:value-type="float">
            <text:p>970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Default" office:value-type="string" calcext:value-type="string">
            <text:p>alte_Autobahnbruecke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55000" calcext:value-type="float">
            <text:p>550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asphalt_road_100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8000" calcext:value-type="float">
            <text:p>8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Moderne_Autobahnbruecke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60000" calcext:value-type="float">
            <text:p>600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Default" office:value-type="string" calcext:value-type="string">
            <text:p>Alter Autobahntunnel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90000" calcext:value-type="float">
            <text:p>900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Default" office:value-type="string" calcext:value-type="string">
            <text:p>Moderner Autobahntunnel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150000" calcext:value-type="float">
            <text:p>1500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Default" office:value-type="string" calcext:value-type="string">
            <text:p>Asphalt-Autobahn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30000" calcext:value-type="float">
            <text:p>300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Betonierte Autobahn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Stadtbruecke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50000" calcext:value-type="float">
            <text:p>500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Default" office:value-type="string" calcext:value-type="string">
            <text:p>BZT_Strassenbruecke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45000" calcext:value-type="float">
            <text:p>450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city_road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Kopfsteinpflasterstrasse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Kopfsteinpflasterstrasse_70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dirt_road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Hochstrasse100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20000" calcext:value-type="float">
            <text:p>200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Default" office:value-type="string" calcext:value-type="string">
            <text:p>Hochstrasse130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22500" calcext:value-type="float">
            <text:p>22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Default" office:value-type="string" calcext:value-type="string">
            <text:p>Hochstrasse50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16000" calcext:value-type="float">
            <text:p>160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Default" office:value-type="string" calcext:value-type="string">
            <text:p>Leitpfosten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Leitplanken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42000" calcext:value-type="float">
            <text:p>42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road_070_tunnel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100000" calcext:value-type="float">
            <text:p>1000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road_100_tunnel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120000" calcext:value-type="float">
            <text:p>1200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Default" office:value-type="string" calcext:value-type="string">
            <text:p>Pfeiler_fuer_Schraegseilbruecke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Stahlbogen_Strassenbruecke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62000" calcext:value-type="float">
            <text:p>620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Default" office:value-type="string" calcext:value-type="string">
            <text:p>alte_Steinbruecke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70000" calcext:value-type="float">
            <text:p>70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Strassentunnel20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Strassentunnel40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Strassentunnel50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80000" calcext:value-type="float">
            <text:p>8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Strassentunnel70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100000" calcext:value-type="float">
            <text:p>1000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alte_Strassenbruecke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Einfache_Spannbetonbruecke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35000" calcext:value-type="float">
            <text:p>350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Default" office:value-type="string" calcext:value-type="string">
            <text:p>Schraegseilbruecke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65000" calcext:value-type="float">
            <text:p>650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Default" office:value-type="string" calcext:value-type="string">
            <text:p>airport_oneway</text:p>
          </table:table-cell>
          <table:table-cell table:style-name="Default" office:value-type="string" calcext:value-type="string">
            <text:p>air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ChooseSignal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Auswahl_Ende_Schild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Signals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Signal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Vorsignal (Zweiblocksignal)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Auswahlsignal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Streckensignal modern (Longblock)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Streckensignal (Longblock)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Richtungssignal_stop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Richtungssignal_frei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Vorsignal_alt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Ampel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Auswahlschild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AuswahlEndeSchild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Autobahn_Schild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Autobahn_Ausfahrtschild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Einbahnstrasse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490" calcext:value-type="float">
            <text:p>4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Einbahnstrassenende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table:style-name="Default" office:value-type="string" calcext:value-type="string">
            <text:p>Privatstrasse</text:p>
          </table:table-cell>
          <table:table-cell table:style-name="Default" office:value-type="string" calcext:value-type="string">
            <text:p>road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old_catenary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4500" calcext:value-type="float">
            <text:p>45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standard_catenary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7500" calcext:value-type="float">
            <text:p>7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Oberleitung_210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12500" calcext:value-type="float">
            <text:p>125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Oberleitung_280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15000" calcext:value-type="float">
            <text:p>15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Oberleitung_350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17500" calcext:value-type="float">
            <text:p>175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Strassenbahn_Oberleitung_19.Jhd</text:p>
          </table:table-cell>
          <table:table-cell table:style-name="Default" office:value-type="string" calcext:value-type="string">
            <text:p>tram_track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Strassenbahn_Oberleitung_alt</text:p>
          </table:table-cell>
          <table:table-cell table:style-name="Default" office:value-type="string" calcext:value-type="string">
            <text:p>tram_track</text:p>
          </table:table-cell>
          <table:table-cell office:value-type="float" office:value="4000" calcext:value-type="float">
            <text:p>4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Oberleitung_Straba90</text:p>
          </table:table-cell>
          <table:table-cell table:style-name="Default" office:value-type="string" calcext:value-type="string">
            <text:p>tram_track</text:p>
          </table:table-cell>
          <table:table-cell office:value-type="float" office:value="7000" calcext:value-type="float">
            <text:p>7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Stromschiene_beidseitig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Third_Rail_Electrification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Default" office:value-type="string" calcext:value-type="string">
            <text:p>Strassenbahnschiene_30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Strassenbahnschiene_50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20000" calcext:value-type="float">
            <text:p>200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Default" office:value-type="string" calcext:value-type="string">
            <text:p>Ueberland_Straba_Schiene</text:p>
          </table:table-cell>
          <table:table-cell table:style-name="Default" office:value-type="string" calcext:value-type="string">
            <text:p>track</text:p>
          </table:table-cell>
          <table:table-cell office:value-type="float" office:value="40000" calcext:value-type="float">
            <text:p>400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maintenance</text:p>
          </table:table-cell>
        </table:table-row>
        <table:table-row table:style-name="ro1">
          <table:table-cell office:value-type="string" calcext:value-type="string">
            <text:p>AirStop_AirportBlg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irStop_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irport1920_AirportBlg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eppelin-Ankermast_Staaken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mpfangsgebaeude_Boeblingen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mpfangsgebaeude_Laage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rachthalle_Gera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uftschiffhangar</text:p>
          </table:table-cell>
          <table:table-cell/>
          <table:table-cell table:number-columns-repeated="2"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920_AirDepot</text:p>
          </table:table-cell>
          <table:table-cell/>
          <table:table-cell table:number-columns-repeated="2"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ostOffice1920_AirportBlg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ower_Dortmund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ower_Fuhlsbuettel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rosserTank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300000" calcext:value-type="float">
            <text:p>300000</text:p>
          </table:table-cell>
          <table:table-cell table:style-name="ce3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auptquartier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auptquartier7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agerplatz_Erz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agerplatz_Holz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80000" calcext:value-type="float">
            <text:p>280000</text:p>
          </table:table-cell>
          <table:table-cell table:style-name="ce3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agerplatz_Kohle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80000" calcext:value-type="float">
            <text:p>280000</text:p>
          </table:table-cell>
          <table:table-cell table:style-name="ce3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agerplatz_Muell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80000" calcext:value-type="float">
            <text:p>280000</text:p>
          </table:table-cell>
          <table:table-cell table:style-name="ce3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agerplatz_Sand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80000" calcext:value-type="float">
            <text:p>280000</text:p>
          </table:table-cell>
          <table:table-cell table:style-name="ce3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agerplatz_Schrott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80000" calcext:value-type="float">
            <text:p>280000</text:p>
          </table:table-cell>
          <table:table-cell table:style-name="ce3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agerplatz_Stahl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80000" calcext:value-type="float">
            <text:p>280000</text:p>
          </table:table-cell>
          <table:table-cell table:style-name="ce3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agerplatz_Steine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80000" calcext:value-type="float">
            <text:p>280000</text:p>
          </table:table-cell>
          <table:table-cell table:style-name="ce3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agerschuppen_Grombach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agerschuppen_Hannover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arkplatz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ortalkran_Holz_1985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320000" calcext:value-type="float">
            <text:p>320000</text:p>
          </table:table-cell>
          <table:table-cell table:style-name="ce3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ortalkran_Schrott_197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320000" calcext:value-type="float">
            <text:p>320000</text:p>
          </table:table-cell>
          <table:table-cell table:style-name="ce3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ortalkran_Schuettgut_197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320000" calcext:value-type="float">
            <text:p>320000</text:p>
          </table:table-cell>
          <table:table-cell table:style-name="ce3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ortalkran_Stahl_1973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320000" calcext:value-type="float">
            <text:p>320000</text:p>
          </table:table-cell>
          <table:table-cell table:style-name="ce3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onorailDepot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MonorailGround</text:p>
          </table:table-cell>
          <table:table-cell/>
          <table:table-cell table:number-columns-repeated="2"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onorail_Bahnhof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onorail_Bahnhof_hoch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chwebebahnhof128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chwebebahnhof96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uspended_Monorail_Bahnhof_Modern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LP_Bahnhof_HG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400000" calcext:value-type="float">
            <text:p>400000</text:p>
          </table:table-cell>
          <table:table-cell table:style-name="ce3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LP_Bahnhof_NG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3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LP_PlattformPers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60000" calcext:value-type="float">
            <text:p>160000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ammtor-Bhf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400000" calcext:value-type="float">
            <text:p>400000</text:p>
          </table:table-cell>
          <table:table-cell table:style-name="ce3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ahnhofLauingen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00000" calcext:value-type="float">
            <text:p>400000</text:p>
          </table:table-cell>
          <table:table-cell table:style-name="ce3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ahnsteig_mit_Glasdach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320000" calcext:value-type="float">
            <text:p>320000</text:p>
          </table:table-cell>
          <table:table-cell table:style-name="ce3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ahnsteig_mit_Glasdach_SW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60000" calcext:value-type="float">
            <text:p>160000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ahnsteig_mit_Glasdach_NO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60000" calcext:value-type="float">
            <text:p>160000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ahnhofHochbahn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0000" calcext:value-type="float">
            <text:p>80000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ahnhofHochbahn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0000" calcext:value-type="float">
            <text:p>80000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ahnsteig_Ampersand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hnsteig_Ampersand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hnsteig_Doppelgleis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pot_Lokschuppen_Rinteln</text:p>
          </table:table-cell>
          <table:table-cell/>
          <table:table-cell table:number-columns-repeated="2"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rainDepot_1</text:p>
          </table:table-cell>
          <table:table-cell/>
          <table:table-cell table:number-columns-repeated="2"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eselTankStelle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20000" calcext:value-type="float">
            <text:p>120000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lter_Bahnhof_Sonneberg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80000" calcext:value-type="float">
            <text:p>480000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mpfangsgebaeude_Duerrenberg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0000" calcext:value-type="float">
            <text:p>80000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G Hochbahn - nur auf Gleis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ueterbahnhof_klein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ueterhalle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400000" calcext:value-type="float">
            <text:p>400000</text:p>
          </table:table-cell>
          <table:table-cell table:style-name="ce3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ZT_Kohlenbansen-ext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20000" calcext:value-type="float">
            <text:p>120000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ohlenbansen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60000" calcext:value-type="float">
            <text:p>160000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rakow_am_See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320000" calcext:value-type="float">
            <text:p>320000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ebenstrecken-Bahnhof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ttform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lattformPers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20000" calcext:value-type="float">
            <text:p>120000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lattformPers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60000" calcext:value-type="float">
            <text:p>160000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lattformPers2_NO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20000" calcext:value-type="float">
            <text:p>120000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lattformPers2_SW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lattformPers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40000" calcext:value-type="float">
            <text:p>240000</text:p>
          </table:table-cell>
          <table:table-cell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lattformPers3_NO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20000" calcext:value-type="float">
            <text:p>120000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lattformPers3_SW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lattformPers_NO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0000" calcext:value-type="float">
            <text:p>80000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lattformPers_SW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0000" calcext:value-type="float">
            <text:p>80000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ndBahnsteig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40000" calcext:value-type="float">
            <text:p>240000</text:p>
          </table:table-cell>
          <table:table-cell table:style-name="ce3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iloBhf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360000" calcext:value-type="float">
            <text:p>360000</text:p>
          </table:table-cell>
          <table:table-cell table:style-name="ce3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tellwerk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60000" calcext:value-type="float">
            <text:p>160000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ahnsteig_S_Bahn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40000" calcext:value-type="float">
            <text:p>240000</text:p>
          </table:table-cell>
          <table:table-cell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U-Bahnhof_Marienplatz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3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VictorianStation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40000" calcext:value-type="float">
            <text:p>240000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Wasserkran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60000" calcext:value-type="float">
            <text:p>160000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Wasserturm_BW_Heidelberg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320000" calcext:value-type="float">
            <text:p>320000</text:p>
          </table:table-cell>
          <table:table-cell table:style-name="ce3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ushaltestelle_Holzbank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0000" calcext:value-type="float">
            <text:p>40000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ushaltestelle_Holzhaus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0000" calcext:value-type="float">
            <text:p>80000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mall_early_bus_stop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0000" calcext:value-type="float">
            <text:p>40000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tainerbruecke_1995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320000" calcext:value-type="float">
            <text:p>320000</text:p>
          </table:table-cell>
          <table:table-cell table:style-name="ce3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ntainerbruecke_1982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320000" calcext:value-type="float">
            <text:p>320000</text:p>
          </table:table-cell>
          <table:table-cell table:style-name="ce3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ontainerbruecke_1966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320000" calcext:value-type="float">
            <text:p>320000</text:p>
          </table:table-cell>
          <table:table-cell table:style-name="ce3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ontainerlager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400000" calcext:value-type="float">
            <text:p>400000</text:p>
          </table:table-cell>
          <table:table-cell table:style-name="ce3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arDepot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KW_Laderampe_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0000" calcext:value-type="float">
            <text:p>80000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KW_Laderampe_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0000" calcext:value-type="float">
            <text:p>40000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KW_Laderampe_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20000" calcext:value-type="float">
            <text:p>120000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KW_Laderampe_4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60000" calcext:value-type="float">
            <text:p>160000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retterverladung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40000" calcext:value-type="float">
            <text:p>240000</text:p>
          </table:table-cell>
          <table:table-cell table:style-name="ce3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olzverladung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40000" calcext:value-type="float">
            <text:p>240000</text:p>
          </table:table-cell>
          <table:table-cell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chrottverladung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40000" calcext:value-type="float">
            <text:p>240000</text:p>
          </table:table-cell>
          <table:table-cell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chuettgutverladung_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40000" calcext:value-type="float">
            <text:p>240000</text:p>
          </table:table-cell>
          <table:table-cell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chuettgutverladung_2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40000" calcext:value-type="float">
            <text:p>240000</text:p>
          </table:table-cell>
          <table:table-cell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tahlverladung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40000" calcext:value-type="float">
            <text:p>240000</text:p>
          </table:table-cell>
          <table:table-cell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lassic_mailbox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0000" calcext:value-type="float">
            <text:p>80000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rStop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60000" calcext:value-type="float">
            <text:p>160000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ostocker Tor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3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eberdachter_Bushalt_199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20000" calcext:value-type="float">
            <text:p>120000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eberdachter_Bushalt_193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20000" calcext:value-type="float">
            <text:p>120000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eberdachter_Bushalt_195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20000" calcext:value-type="float">
            <text:p>120000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KW_Ladezone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3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KW_Oelverladung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3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SO_Verladung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40000" calcext:value-type="float">
            <text:p>240000</text:p>
          </table:table-cell>
          <table:table-cell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chuettgut_Ladeplatz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40000" calcext:value-type="float">
            <text:p>240000</text:p>
          </table:table-cell>
          <table:table-cell table:style-name="ce3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ilo_Ladeplatz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280000" calcext:value-type="float">
            <text:p>280000</text:p>
          </table:table-cell>
          <table:table-cell table:style-name="ce3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agdeburg Herrenkrug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aalburgbahn Bad Homburg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trabaDepot_Rostock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StrabaDepot Naumburg</text:p>
          </table:table-cell>
          <table:table-cell/>
          <table:table-cell table:number-columns-repeated="2"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ter_Anlege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leger_190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hipDepot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rachthafen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rachthafen_190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olzhafen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anal_ware_stop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nal_pax_stop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Oelhafen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assagierterminal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ost_Dock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ltes Schiffsdepot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chuettguthafen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tueckguthafen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6" calcext:value-type="float">
            <text:p>56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giere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s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on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hl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iffssektionen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h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waren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r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onfertigteile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cher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ikalien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er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enessen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chinen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ckerfarb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kfarbe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er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eras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zipan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kamente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hl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ebel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pier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k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izium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ilien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fer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n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l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ment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cker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t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edfruecht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senerz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lisalz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hle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ks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fall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rott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ine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ckerrueben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zin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sel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zoel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l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tiggerichte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ch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isch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bensmittel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efkuehlkost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ch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tter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z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chs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ste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pfen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deln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uben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zen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ststoffgranulat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ment_los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erfutter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</table:table>
      <table:table table:name="Strassen" table:style-name="ta1">
        <table:table-column table:style-name="co3" table:default-cell-style-name="ce7"/>
        <table:table-column table:style-name="co2" table:default-cell-style-name="ce12"/>
        <table:table-column table:style-name="co4" table:default-cell-style-name="ce14"/>
        <table:table-column table:style-name="co5" table:default-cell-style-name="ce21"/>
        <table:table-column table:style-name="co2" table:default-cell-style-name="ce24"/>
        <table:table-column table:style-name="co6" table:default-cell-style-name="ce25"/>
        <table:table-column table:style-name="co2" table:default-cell-style-name="ce24"/>
        <table:table-column table:style-name="co2" table:number-columns-repeated="3" table:default-cell-style-name="Default"/>
        <table:table-row table:style-name="ro1">
          <table:table-cell table:style-name="ce23"/>
          <table:table-cell table:style-name="ce6" office:value-type="string" calcext:value-type="string">
            <text:p>DAT</text:p>
          </table:table-cell>
          <table:table-cell table:style-name="ce8" office:value-type="string" calcext:value-type="string">
            <text:p>€</text:p>
          </table:table-cell>
          <table:table-cell table:style-name="ce10" office:value-type="string" calcext:value-type="string">
            <text:p>Formel</text:p>
          </table:table-cell>
          <table:table-cell table:style-name="Default"/>
          <table:table-cell table:style-name="ce10" office:value-type="string" calcext:value-type="string">
            <text:p>Kaufpreis in €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nbefestigte Straße</text:p>
          </table:table-cell>
          <table:table-cell table:formula="of:=[Daten.D44]" office:value-type="float" office:value="2" calcext:value-type="float">
            <text:p>2</text:p>
          </table:table-cell>
          <table:table-cell table:formula="of:=[Daten.D44]*4/100" office:value-type="currency" office:currency="EUR" office:value="0.08" calcext:value-type="currency">
            <text:p>0,08 €</text:p>
          </table:table-cell>
          <table:table-cell office:value-type="string" calcext:value-type="string">
            <text:p>Kohlepreis / 5 * 1</text:p>
          </table:table-cell>
          <table:table-cell table:style-name="ce22"/>
          <table:table-cell table:formula="of:=[.H2]*50" office:value-type="currency" office:currency="EUR" office:value="10" calcext:value-type="currency">
            <text:p>10,00 €</text:p>
          </table:table-cell>
          <table:table-cell office:value-type="string" calcext:value-type="string">
            <text:p>0,20 x 50</text:p>
          </table:table-cell>
          <table:table-cell table:style-name="ce17" table:formula="of:=[Daten.B260]/3/100" office:value-type="currency" office:currency="EUR" office:value="0.2" calcext:value-type="currency">
            <text:p>0,20 €</text:p>
          </table:table-cell>
          <table:table-cell table:style-name="ce20" office:value-type="string" calcext:value-type="string" table:number-columns-spanned="2" table:number-rows-spanned="1">
            <text:p><text:s/>= 1 Palette Südfrüchte</text:p>
          </table:table-cell>
          <table:covered-table-cell/>
        </table:table-row>
        <table:table-row table:style-name="ro1">
          <table:table-cell office:value-type="string" calcext:value-type="string">
            <text:p>Kopfsteinpflasterstraße</text:p>
          </table:table-cell>
          <table:table-cell table:formula="of:=[Daten.D42]" office:value-type="float" office:value="4" calcext:value-type="float">
            <text:p>4</text:p>
          </table:table-cell>
          <table:table-cell table:formula="of:=[Daten.D42]*4/100" office:value-type="currency" office:currency="EUR" office:value="0.16" calcext:value-type="currency">
            <text:p>0,16 €</text:p>
          </table:table-cell>
          <table:table-cell office:value-type="string" calcext:value-type="string">
            <text:p>Kohlepreis / 5 * 2</text:p>
          </table:table-cell>
          <table:table-cell/>
          <table:table-cell table:formula="of:=[.H2]*60" office:value-type="currency" office:currency="EUR" office:value="12" calcext:value-type="currency">
            <text:p>12,00 €</text:p>
          </table:table-cell>
          <table:table-cell office:value-type="string" calcext:value-type="string">
            <text:p>0,20 x 60</text:p>
          </table:table-cell>
          <table:table-cell table:style-name="ce17" table:formula="of:=[Daten.B263]/3/100" office:value-type="currency" office:currency="EUR" office:value="0.1" calcext:value-type="currency">
            <text:p>0,10 €</text:p>
          </table:table-cell>
          <table:table-cell table:style-name="ce20" office:value-type="string" calcext:value-type="string" table:number-columns-spanned="2" table:number-rows-spanned="1">
            <text:p><text:s/>= 1 Tonne Kohle</text:p>
          </table:table-cell>
          <table:covered-table-cell/>
        </table:table-row>
        <table:table-row table:style-name="ro1">
          <table:table-cell office:value-type="string" calcext:value-type="string">
            <text:p>Kopfsteinpflasterstraße 70 km/h</text:p>
          </table:table-cell>
          <table:table-cell table:formula="of:=[Daten.D43]" office:value-type="float" office:value="6" calcext:value-type="float">
            <text:p>6</text:p>
          </table:table-cell>
          <table:table-cell table:formula="of:=[Daten.D43]*4/100" office:value-type="currency" office:currency="EUR" office:value="0.24" calcext:value-type="currency">
            <text:p>0,24 €</text:p>
          </table:table-cell>
          <table:table-cell office:value-type="string" calcext:value-type="string">
            <text:p>Kohlepreis / 5 * 3</text:p>
          </table:table-cell>
          <table:table-cell/>
          <table:table-cell table:formula="of:=[.H2]*200" office:value-type="currency" office:currency="EUR" office:value="40" calcext:value-type="currency">
            <text:p>40,00 €</text:p>
          </table:table-cell>
          <table:table-cell office:value-type="string" calcext:value-type="string">
            <text:p>0,20 x 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dtstraße</text:p>
          </table:table-cell>
          <table:table-cell table:formula="of:=[Daten.D41]" office:value-type="float" office:value="6" calcext:value-type="float">
            <text:p>6</text:p>
          </table:table-cell>
          <table:table-cell table:formula="of:=[Daten.D41]*4/100" office:value-type="currency" office:currency="EUR" office:value="0.24" calcext:value-type="currency">
            <text:p>0,24 €</text:p>
          </table:table-cell>
          <table:table-cell office:value-type="string" calcext:value-type="string">
            <text:p>Kohlepreis / 5 * 3</text:p>
          </table:table-cell>
          <table:table-cell/>
          <table:table-cell table:formula="of:=[.H2]*100" office:value-type="currency" office:currency="EUR" office:value="20" calcext:value-type="currency">
            <text:p>20,00 €</text:p>
          </table:table-cell>
          <table:table-cell office:value-type="string" calcext:value-type="string">
            <text:p>0,20 x 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phaltierte Straße</text:p>
          </table:table-cell>
          <table:table-cell table:formula="of:=[Daten.D33]" office:value-type="float" office:value="10" calcext:value-type="float">
            <text:p>10</text:p>
          </table:table-cell>
          <table:table-cell table:formula="of:=[Daten.D33]*4/100" office:value-type="currency" office:currency="EUR" office:value="0.4" calcext:value-type="currency">
            <text:p>0,40 €</text:p>
          </table:table-cell>
          <table:table-cell office:value-type="string" calcext:value-type="string">
            <text:p>Kohlepreis / 5 * 5</text:p>
          </table:table-cell>
          <table:table-cell/>
          <table:table-cell table:formula="of:=[.H2]*300" office:value-type="currency" office:currency="EUR" office:value="60" calcext:value-type="currency">
            <text:p>60,00 €</text:p>
          </table:table-cell>
          <table:table-cell office:value-type="string" calcext:value-type="string">
            <text:p>0,20 x 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onautobahn</text:p>
          </table:table-cell>
          <table:table-cell table:formula="of:=[Daten.D38]" office:value-type="float" office:value="25" calcext:value-type="float">
            <text:p>25</text:p>
          </table:table-cell>
          <table:table-cell table:formula="of:=[Daten.D38]*4/100" office:value-type="currency" office:currency="EUR" office:value="1" calcext:value-type="currency">
            <text:p>1,00 €</text:p>
          </table:table-cell>
          <table:table-cell office:value-type="string" calcext:value-type="string">
            <text:p>Kohlepreis / 5 * 5</text:p>
          </table:table-cell>
          <table:table-cell/>
          <table:table-cell table:formula="of:=[.H2]*500" office:value-type="currency" office:currency="EUR" office:value="100" calcext:value-type="currency">
            <text:p>100,00 €</text:p>
          </table:table-cell>
          <table:table-cell office:value-type="string" calcext:value-type="string">
            <text:p>0,20 x 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phalt Autobahn</text:p>
          </table:table-cell>
          <table:table-cell table:formula="of:=[Daten.D37]" office:value-type="float" office:value="30" calcext:value-type="float">
            <text:p>30</text:p>
          </table:table-cell>
          <table:table-cell table:formula="of:=[Daten.D37]*4/100" office:value-type="currency" office:currency="EUR" office:value="1.2" calcext:value-type="currency">
            <text:p>1,20 €</text:p>
          </table:table-cell>
          <table:table-cell office:value-type="string" calcext:value-type="string">
            <text:p>Kohlepreis / 5 * 6</text:p>
          </table:table-cell>
          <table:table-cell/>
          <table:table-cell table:formula="of:=[.H2]*600" office:value-type="currency" office:currency="EUR" office:value="120" calcext:value-type="currency">
            <text:p>120,00 €</text:p>
          </table:table-cell>
          <table:table-cell office:value-type="string" calcext:value-type="string">
            <text:p>0,20 x 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chstraße 50 km/h</text:p>
          </table:table-cell>
          <table:table-cell table:formula="of:=[Daten.D47]" office:value-type="float" office:value="40" calcext:value-type="float">
            <text:p>40</text:p>
          </table:table-cell>
          <table:table-cell table:formula="of:=[Daten.D47]*4/100" office:value-type="currency" office:currency="EUR" office:value="1.6" calcext:value-type="currency">
            <text:p>1,60 €</text:p>
          </table:table-cell>
          <table:table-cell office:value-type="string" calcext:value-type="string">
            <text:p>Kohlepreis *3,5</text:p>
          </table:table-cell>
          <table:table-cell/>
          <table:table-cell table:formula="of:=[.H2]*120" office:value-type="currency" office:currency="EUR" office:value="24" calcext:value-type="currency">
            <text:p>24,00 €</text:p>
          </table:table-cell>
          <table:table-cell office:value-type="string" calcext:value-type="string">
            <text:p>0,20 x 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chstraße 100 km/h</text:p>
          </table:table-cell>
          <table:table-cell table:formula="of:=[Daten.D45]" office:value-type="float" office:value="35" calcext:value-type="float">
            <text:p>35</text:p>
          </table:table-cell>
          <table:table-cell table:formula="of:=[Daten.D45]*4/100" office:value-type="currency" office:currency="EUR" office:value="1.4" calcext:value-type="currency">
            <text:p>1,40 €</text:p>
          </table:table-cell>
          <table:table-cell office:value-type="string" calcext:value-type="string">
            <text:p>Kohlepreis *4</text:p>
          </table:table-cell>
          <table:table-cell/>
          <table:table-cell table:formula="of:=[.H2]*280" office:value-type="currency" office:currency="EUR" office:value="56" calcext:value-type="currency">
            <text:p>56,00 €</text:p>
          </table:table-cell>
          <table:table-cell office:value-type="string" calcext:value-type="string">
            <text:p>0,20 x 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chstraße 130 km/h</text:p>
          </table:table-cell>
          <table:table-cell table:formula="of:=[Daten.D46]" office:value-type="float" office:value="50" calcext:value-type="float">
            <text:p>50</text:p>
          </table:table-cell>
          <table:table-cell table:formula="of:=[Daten.D46]*4/100" office:value-type="currency" office:currency="EUR" office:value="2" calcext:value-type="currency">
            <text:p>2,00 €</text:p>
          </table:table-cell>
          <table:table-cell office:value-type="string" calcext:value-type="string">
            <text:p>Kohlepreis *5</text:p>
          </table:table-cell>
          <table:table-cell/>
          <table:table-cell table:formula="of:=[.H2]*300" office:value-type="currency" office:currency="EUR" office:value="60" calcext:value-type="currency">
            <text:p>60,00 €</text:p>
          </table:table-cell>
          <table:table-cell office:value-type="string" calcext:value-type="string">
            <text:p>0,20 x 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ßentunnel 20 km/h</text:p>
          </table:table-cell>
          <table:table-cell table:formula="of:=[Daten.D55]" office:value-type="float" office:value="20" calcext:value-type="float">
            <text:p>20</text:p>
          </table:table-cell>
          <table:table-cell table:formula="of:=[Daten.D55]*4/100" office:value-type="currency" office:currency="EUR" office:value="0.8" calcext:value-type="currency">
            <text:p>0,80 €</text:p>
          </table:table-cell>
          <table:table-cell office:value-type="string" calcext:value-type="string">
            <text:p>Kohlepreis/2*5</text:p>
          </table:table-cell>
          <table:table-cell/>
          <table:table-cell table:formula="of:=[.H2]*2500" office:value-type="currency" office:currency="EUR" office:value="500" calcext:value-type="currency">
            <text:p>500,00 €</text:p>
          </table:table-cell>
          <table:table-cell office:value-type="string" calcext:value-type="string">
            <text:p>0,20 x 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ßentunnel 40 km/h</text:p>
          </table:table-cell>
          <table:table-cell table:formula="of:=[Daten.D51]" office:value-type="float" office:value="40" calcext:value-type="float">
            <text:p>40</text:p>
          </table:table-cell>
          <table:table-cell table:formula="of:=[Daten.D56]*4/100" office:value-type="currency" office:currency="EUR" office:value="0.4" calcext:value-type="currency">
            <text:p>0,40 €</text:p>
          </table:table-cell>
          <table:table-cell office:value-type="string" calcext:value-type="string">
            <text:p>Kohlepreis/2*5</text:p>
          </table:table-cell>
          <table:table-cell/>
          <table:table-cell table:formula="of:=[.H2]*3000" office:value-type="currency" office:currency="EUR" office:value="600" calcext:value-type="currency">
            <text:p>600,00 €</text:p>
          </table:table-cell>
          <table:table-cell office:value-type="string" calcext:value-type="string">
            <text:p>0,20 x 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ßentunnel 50 km/h</text:p>
          </table:table-cell>
          <table:table-cell table:formula="of:=[Daten.D57]" office:value-type="float" office:value="10" calcext:value-type="float">
            <text:p>10</text:p>
          </table:table-cell>
          <table:table-cell table:formula="of:=[Daten.D57]*4/100" office:value-type="currency" office:currency="EUR" office:value="0.4" calcext:value-type="currency">
            <text:p>0,40 €</text:p>
          </table:table-cell>
          <table:table-cell office:value-type="string" calcext:value-type="string">
            <text:p>Kohlepreis/2*5</text:p>
          </table:table-cell>
          <table:table-cell/>
          <table:table-cell table:formula="of:=[.H2]*3100" office:value-type="currency" office:currency="EUR" office:value="620" calcext:value-type="currency">
            <text:p>620,00 €</text:p>
          </table:table-cell>
          <table:table-cell office:value-type="string" calcext:value-type="string">
            <text:p>0,20 x 3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ßentunnel 70 km/h</text:p>
          </table:table-cell>
          <table:table-cell table:formula="of:=[Daten.D58]" office:value-type="float" office:value="30" calcext:value-type="float">
            <text:p>30</text:p>
          </table:table-cell>
          <table:table-cell table:formula="of:=[Daten.D58]*4/100" office:value-type="currency" office:currency="EUR" office:value="1.2" calcext:value-type="currency">
            <text:p>1,20 €</text:p>
          </table:table-cell>
          <table:table-cell office:value-type="string" calcext:value-type="string">
            <text:p>Kohlepreis/2*6</text:p>
          </table:table-cell>
          <table:table-cell/>
          <table:table-cell table:formula="of:=[.H2]*4000" office:value-type="currency" office:currency="EUR" office:value="800" calcext:value-type="currency">
            <text:p>800,00 €</text:p>
          </table:table-cell>
          <table:table-cell office:value-type="string" calcext:value-type="string">
            <text:p>0,20 x 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ßentunnel 100 km/h</text:p>
          </table:table-cell>
          <table:table-cell table:formula="of:=[Daten.D51]" office:value-type="float" office:value="40" calcext:value-type="float">
            <text:p>40</text:p>
          </table:table-cell>
          <table:table-cell table:formula="of:=[Daten.D51]*4/100" office:value-type="currency" office:currency="EUR" office:value="1.6" calcext:value-type="currency">
            <text:p>1,60 €</text:p>
          </table:table-cell>
          <table:table-cell office:value-type="string" calcext:value-type="string">
            <text:p>Kohlepreis/2*7</text:p>
          </table:table-cell>
          <table:table-cell/>
          <table:table-cell table:formula="of:=[.H2]*5000" office:value-type="currency" office:currency="EUR" office:value="1000" calcext:value-type="currency">
            <text:p>1.000,00 €</text:p>
          </table:table-cell>
          <table:table-cell office:value-type="string" calcext:value-type="string">
            <text:p>0,20 x 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 Autobahntunnel</text:p>
          </table:table-cell>
          <table:table-cell table:formula="of:=[Daten.D35]" office:value-type="float" office:value="40" calcext:value-type="float">
            <text:p>40</text:p>
          </table:table-cell>
          <table:table-cell table:formula="of:=[Daten.D35]*4/100" office:value-type="currency" office:currency="EUR" office:value="1.6" calcext:value-type="currency">
            <text:p>1,60 €</text:p>
          </table:table-cell>
          <table:table-cell office:value-type="string" calcext:value-type="string">
            <text:p>Kohlepreis/2*8</text:p>
          </table:table-cell>
          <table:table-cell/>
          <table:table-cell table:formula="of:=[.H2]*5900" office:value-type="currency" office:currency="EUR" office:value="1180" calcext:value-type="currency">
            <text:p>1.180,00 €</text:p>
          </table:table-cell>
          <table:table-cell office:value-type="string" calcext:value-type="string">
            <text:p>0,20 x 5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er Autobahntunnel</text:p>
          </table:table-cell>
          <table:table-cell table:formula="of:=[Daten.D36]" office:value-type="float" office:value="40" calcext:value-type="float">
            <text:p>40</text:p>
          </table:table-cell>
          <table:table-cell table:formula="of:=[Daten.D36]*4/100" office:value-type="currency" office:currency="EUR" office:value="1.6" calcext:value-type="currency">
            <text:p>1,60 €</text:p>
          </table:table-cell>
          <table:table-cell office:value-type="string" calcext:value-type="string">
            <text:p>Kohlepreis/2*8</text:p>
          </table:table-cell>
          <table:table-cell/>
          <table:table-cell table:formula="of:=[.H2]*8000" office:value-type="currency" office:currency="EUR" office:value="1600" calcext:value-type="currency">
            <text:p>1.600,00 €</text:p>
          </table:table-cell>
          <table:table-cell office:value-type="string" calcext:value-type="string">
            <text:p>0,20 x 8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 Stahlbrücke</text:p>
          </table:table-cell>
          <table:table-cell table:formula="of:=[Daten.D59]" office:value-type="float" office:value="20" calcext:value-type="float">
            <text:p>20</text:p>
          </table:table-cell>
          <table:table-cell table:formula="of:=[Daten.D59]*4/100" office:value-type="currency" office:currency="EUR" office:value="0.8" calcext:value-type="currency">
            <text:p>0,80 €</text:p>
          </table:table-cell>
          <table:table-cell office:value-type="string" calcext:value-type="string">
            <text:p>Kohlepreis/2*5</text:p>
          </table:table-cell>
          <table:table-cell/>
          <table:table-cell table:formula="of:=[.H2]*850" office:value-type="currency" office:currency="EUR" office:value="170" calcext:value-type="currency">
            <text:p>170,00 €</text:p>
          </table:table-cell>
          <table:table-cell office:value-type="string" calcext:value-type="string">
            <text:p>0,20 x 8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 Steinbrücke</text:p>
          </table:table-cell>
          <table:table-cell table:formula="of:=[Daten.D54]" office:value-type="float" office:value="20" calcext:value-type="float">
            <text:p>20</text:p>
          </table:table-cell>
          <table:table-cell table:formula="of:=[Daten.D54]*4/100" office:value-type="currency" office:currency="EUR" office:value="0.8" calcext:value-type="currency">
            <text:p>0,80 €</text:p>
          </table:table-cell>
          <table:table-cell office:value-type="string" calcext:value-type="string">
            <text:p>Kohlepreis/2*4</text:p>
          </table:table-cell>
          <table:table-cell/>
          <table:table-cell table:formula="of:=[.H2]*550" office:value-type="currency" office:currency="EUR" office:value="110" calcext:value-type="currency">
            <text:p>110,00 €</text:p>
          </table:table-cell>
          <table:table-cell office:value-type="string" calcext:value-type="string">
            <text:p>0,20 x 5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 Straßenbrücke</text:p>
          </table:table-cell>
          <table:table-cell table:formula="of:=[Daten.D59]" office:value-type="float" office:value="20" calcext:value-type="float">
            <text:p>20</text:p>
          </table:table-cell>
          <table:table-cell table:formula="of:=[Daten.D59]*4/100" office:value-type="currency" office:currency="EUR" office:value="0.8" calcext:value-type="currency">
            <text:p>0,80 €</text:p>
          </table:table-cell>
          <table:table-cell office:value-type="string" calcext:value-type="string">
            <text:p>Kohlepreis/2*4</text:p>
          </table:table-cell>
          <table:table-cell/>
          <table:table-cell table:formula="of:=[.H2]*900" office:value-type="currency" office:currency="EUR" office:value="180" calcext:value-type="currency">
            <text:p>180,00 €</text:p>
          </table:table-cell>
          <table:table-cell office:value-type="string" calcext:value-type="string">
            <text:p>0,20 x 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hlträgerbrücke</text:p>
          </table:table-cell>
          <table:table-cell table:formula="of:=[Daten.D40]" office:value-type="float" office:value="25" calcext:value-type="float">
            <text:p>25</text:p>
          </table:table-cell>
          <table:table-cell table:formula="of:=[Daten.D40]*4/100" office:value-type="currency" office:currency="EUR" office:value="1" calcext:value-type="currency">
            <text:p>1,00 €</text:p>
          </table:table-cell>
          <table:table-cell office:value-type="string" calcext:value-type="string">
            <text:p>Kohlepreis/2*5</text:p>
          </table:table-cell>
          <table:table-cell/>
          <table:table-cell table:formula="of:=[.H2]*1100" office:value-type="currency" office:currency="EUR" office:value="220" calcext:value-type="currency">
            <text:p>220,00 €</text:p>
          </table:table-cell>
          <table:table-cell office:value-type="string" calcext:value-type="string">
            <text:p>0,20 x 1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nnbetonbrücke</text:p>
          </table:table-cell>
          <table:table-cell table:formula="of:=[Daten.D60]" office:value-type="float" office:value="34" calcext:value-type="float">
            <text:p>34</text:p>
          </table:table-cell>
          <table:table-cell table:formula="of:=[Daten.D60]*4/100" office:value-type="currency" office:currency="EUR" office:value="1.36" calcext:value-type="currency">
            <text:p>1,36 €</text:p>
          </table:table-cell>
          <table:table-cell office:value-type="string" calcext:value-type="string">
            <text:p>Kohlepreis/2*6</text:p>
          </table:table-cell>
          <table:table-cell/>
          <table:table-cell table:formula="of:=[.H2]*3200" office:value-type="currency" office:currency="EUR" office:value="640" calcext:value-type="currency">
            <text:p>640,00 €</text:p>
          </table:table-cell>
          <table:table-cell office:value-type="string" calcext:value-type="string">
            <text:p>0,20 x 3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dtbrücke</text:p>
          </table:table-cell>
          <table:table-cell table:formula="of:=[Daten.D39]" office:value-type="float" office:value="40" calcext:value-type="float">
            <text:p>40</text:p>
          </table:table-cell>
          <table:table-cell table:formula="of:=[Daten.D39]*4/100" office:value-type="currency" office:currency="EUR" office:value="1.6" calcext:value-type="currency">
            <text:p>1,60 €</text:p>
          </table:table-cell>
          <table:table-cell office:value-type="string" calcext:value-type="string">
            <text:p>Kohlepreis/2*7</text:p>
          </table:table-cell>
          <table:table-cell/>
          <table:table-cell table:formula="of:=[.H2]*3000" office:value-type="currency" office:currency="EUR" office:value="600" calcext:value-type="currency">
            <text:p>600,00 €</text:p>
          </table:table-cell>
          <table:table-cell office:value-type="string" calcext:value-type="string">
            <text:p>0,20 x 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hlbogen-Straßenbrücke</text:p>
          </table:table-cell>
          <table:table-cell table:formula="of:=[Daten.D53]" office:value-type="float" office:value="40" calcext:value-type="float">
            <text:p>40</text:p>
          </table:table-cell>
          <table:table-cell table:formula="of:=[Daten.D53]*4/100" office:value-type="currency" office:currency="EUR" office:value="1.6" calcext:value-type="currency">
            <text:p>1,60 €</text:p>
          </table:table-cell>
          <table:table-cell office:value-type="string" calcext:value-type="string">
            <text:p>Kohlepreis/2*7</text:p>
          </table:table-cell>
          <table:table-cell/>
          <table:table-cell table:formula="of:=[.H2]*3500" office:value-type="currency" office:currency="EUR" office:value="700" calcext:value-type="currency">
            <text:p>700,00 €</text:p>
          </table:table-cell>
          <table:table-cell office:value-type="string" calcext:value-type="string">
            <text:p>0,20 x 3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aegseilbruecke</text:p>
          </table:table-cell>
          <table:table-cell table:formula="of:=[Daten.D61]" office:value-type="float" office:value="40" calcext:value-type="float">
            <text:p>40</text:p>
          </table:table-cell>
          <table:table-cell table:formula="of:=[Daten.D61]*4/100" office:value-type="currency" office:currency="EUR" office:value="1.6" calcext:value-type="currency">
            <text:p>1,60 €</text:p>
          </table:table-cell>
          <table:table-cell office:value-type="string" calcext:value-type="string">
            <text:p>Kohlepreis/2*8</text:p>
          </table:table-cell>
          <table:table-cell/>
          <table:table-cell table:formula="of:=[.H2]*4000" office:value-type="currency" office:currency="EUR" office:value="800" calcext:value-type="currency">
            <text:p>800,00 €</text:p>
          </table:table-cell>
          <table:table-cell office:value-type="string" calcext:value-type="string">
            <text:p>0,20 x 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ägseilbrücke, Teil 2 nötig</text:p>
          </table:table-cell>
          <table:table-cell table:formula="of:=[Daten.D52]" office:value-type="float" office:value="10" calcext:value-type="float">
            <text:p>10</text:p>
          </table:table-cell>
          <table:table-cell table:formula="of:=[Daten.D52]*4/100" office:value-type="currency" office:currency="EUR" office:value="0.4" calcext:value-type="currency">
            <text:p>0,40 €</text:p>
          </table:table-cell>
          <table:table-cell office:value-type="string" calcext:value-type="string">
            <text:p>Kohlepreis</text:p>
          </table:table-cell>
          <table:table-cell/>
          <table:table-cell table:formula="of:=[.H2]*100" office:value-type="currency" office:currency="EUR" office:value="20" calcext:value-type="currency">
            <text:p>20,00 €</text:p>
          </table:table-cell>
          <table:table-cell office:value-type="string" calcext:value-type="string">
            <text:p>0,20 x 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 Autobahnbrücke</text:p>
          </table:table-cell>
          <table:table-cell table:formula="of:=[Daten.D32]" office:value-type="float" office:value="25" calcext:value-type="float">
            <text:p>25</text:p>
          </table:table-cell>
          <table:table-cell table:formula="of:=[Daten.D32]*4/100" office:value-type="currency" office:currency="EUR" office:value="1" calcext:value-type="currency">
            <text:p>1,00 €</text:p>
          </table:table-cell>
          <table:table-cell office:value-type="string" calcext:value-type="string">
            <text:p>Kohlepreis/2*5</text:p>
          </table:table-cell>
          <table:table-cell/>
          <table:table-cell table:formula="of:=[.H2]*3900" office:value-type="currency" office:currency="EUR" office:value="780" calcext:value-type="currency">
            <text:p>780,00 €</text:p>
          </table:table-cell>
          <table:table-cell office:value-type="string" calcext:value-type="string">
            <text:p>0,20 x 3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e Autobahnbrücke</text:p>
          </table:table-cell>
          <table:table-cell table:formula="of:=[Daten.D34]" office:value-type="float" office:value="40" calcext:value-type="float">
            <text:p>40</text:p>
          </table:table-cell>
          <table:table-cell table:formula="of:=[Daten.D34]*4/100" office:value-type="currency" office:currency="EUR" office:value="1.6" calcext:value-type="currency">
            <text:p>1,60 €</text:p>
          </table:table-cell>
          <table:table-cell office:value-type="string" calcext:value-type="string">
            <text:p>Kohlepreis/2*8</text:p>
          </table:table-cell>
          <table:table-cell/>
          <table:table-cell table:formula="of:=[.H2]*4500" office:value-type="currency" office:currency="EUR" office:value="900" calcext:value-type="currency">
            <text:p>900,00 €</text:p>
          </table:table-cell>
          <table:table-cell office:value-type="string" calcext:value-type="string">
            <text:p>0,20 x 4500</text:p>
          </table:table-cell>
          <table:table-cell table:number-columns-repeated="3"/>
        </table:table-row>
        <calcext:conditional-formats>
          <calcext:conditional-format calcext:target-range-address="Strassen.A2:Strassen.G29">
            <calcext:condition calcext:apply-style-name="Good" calcext:value="formula-is(ISEVEN(ROW([.A1])))" calcext:base-cell-address="Strassen.A2"/>
          </calcext:conditional-format>
        </calcext:conditional-formats>
      </table:table>
      <table:table table:name="Gleise" table:style-name="ta1">
        <table:table-column table:style-name="co7" table:default-cell-style-name="ce28"/>
        <table:table-column table:style-name="co2" table:default-cell-style-name="ce29"/>
        <table:table-column table:style-name="co2" table:default-cell-style-name="ce31"/>
        <table:table-column table:style-name="co8" table:default-cell-style-name="ce32"/>
        <table:table-column table:style-name="co2" table:default-cell-style-name="ce33"/>
        <table:table-column table:style-name="co2" table:default-cell-style-name="ce35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rühes Gleis</text:p>
          </table:table-cell>
          <table:table-cell table:formula="of:=[Daten.D25]" office:value-type="float" office:value="25" calcext:value-type="float">
            <text:p>25</text:p>
          </table:table-cell>
          <table:table-cell table:formula="of:=[Daten.D25]*4/100" office:value-type="currency" office:currency="EUR" office:value="1" calcext:value-type="currency">
            <text:p>1,00 €</text:p>
          </table:table-cell>
          <table:table-cell office:value-type="string" calcext:value-type="string">
            <text:p>Kohlepreis/2*5</text:p>
          </table:table-cell>
          <table:table-cell/>
          <table:table-cell table:formula="of:=[.H1]*100" office:value-type="currency" office:currency="EUR" office:value="20" calcext:value-type="currency">
            <text:p>20,00 €</text:p>
          </table:table-cell>
          <table:table-cell/>
          <table:table-cell table:style-name="ce17" office:value-type="currency" office:currency="EUR" office:value="0.2" calcext:value-type="currency">
            <text:p>0,20 €</text:p>
          </table:table-cell>
          <table:table-cell table:style-name="ce20" office:value-type="string" calcext:value-type="string" table:number-columns-spanned="2" table:number-rows-spanned="1">
            <text:p><text:s/>= 1 Palette Südfrüchte</text:p>
          </table:table-cell>
          <table:covered-table-cell/>
        </table:table-row>
        <table:table-row table:style-name="ro1">
          <table:table-cell office:value-type="string" calcext:value-type="string">
            <text:p>frühes verbessertes Gleis</text:p>
          </table:table-cell>
          <table:table-cell table:formula="of:=[Daten.D26]" office:value-type="float" office:value="25" calcext:value-type="float">
            <text:p>25</text:p>
          </table:table-cell>
          <table:table-cell table:formula="of:=[Daten.D26]*4/100" office:value-type="currency" office:currency="EUR" office:value="1" calcext:value-type="currency">
            <text:p>1,00 €</text:p>
          </table:table-cell>
          <table:table-cell office:value-type="string" calcext:value-type="string">
            <text:p>Kohlepreis/2*5</text:p>
          </table:table-cell>
          <table:table-cell/>
          <table:table-cell table:style-name="ce36" table:formula="of:=[.H1]*125" office:value-type="currency" office:currency="EUR" office:value="25" calcext:value-type="currency">
            <text:p>25,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tes Gleis</text:p>
          </table:table-cell>
          <table:table-cell table:formula="of:=[Daten.D27]" office:value-type="float" office:value="30" calcext:value-type="float">
            <text:p>30</text:p>
          </table:table-cell>
          <table:table-cell table:formula="of:=[Daten.D27]*4/100" office:value-type="currency" office:currency="EUR" office:value="1.2" calcext:value-type="currency">
            <text:p>1,20 €</text:p>
          </table:table-cell>
          <table:table-cell office:value-type="string" calcext:value-type="string">
            <text:p>Kohlepreis/2*6</text:p>
          </table:table-cell>
          <table:table-cell/>
          <table:table-cell table:formula="of:=[.H1]*150" office:value-type="currency" office:currency="EUR" office:value="30" calcext:value-type="currency">
            <text:p>30,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eis 160 km/h</text:p>
          </table:table-cell>
          <table:table-cell table:formula="of:=[Daten.D23]" office:value-type="float" office:value="50" calcext:value-type="float">
            <text:p>50</text:p>
          </table:table-cell>
          <table:table-cell table:formula="of:=[Daten.D23]*4/100" office:value-type="currency" office:currency="EUR" office:value="2" calcext:value-type="currency">
            <text:p>2,00 €</text:p>
          </table:table-cell>
          <table:table-cell office:value-type="string" calcext:value-type="string">
            <text:p>Kohlepreis*5</text:p>
          </table:table-cell>
          <table:table-cell/>
          <table:table-cell table:formula="of:=[.H1]*220" office:value-type="currency" office:currency="EUR" office:value="44" calcext:value-type="currency">
            <text:p>44,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nellfahrtgleis 210 km/h</text:p>
          </table:table-cell>
          <table:table-cell table:formula="of:=[Daten.D24]" office:value-type="float" office:value="60" calcext:value-type="float">
            <text:p>60</text:p>
          </table:table-cell>
          <table:table-cell table:formula="of:=[Daten.D24]*4/100" office:value-type="currency" office:currency="EUR" office:value="2.4" calcext:value-type="currency">
            <text:p>2,40 €</text:p>
          </table:table-cell>
          <table:table-cell office:value-type="string" calcext:value-type="string">
            <text:p>Kohlepreis*6</text:p>
          </table:table-cell>
          <table:table-cell/>
          <table:table-cell table:formula="of:=[.H1]*350" office:value-type="currency" office:currency="EUR" office:value="70" calcext:value-type="currency">
            <text:p>70,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nellfahrtgleis 280 km/h</text:p>
          </table:table-cell>
          <table:table-cell table:formula="of:=[Daten.D28]" office:value-type="float" office:value="70" calcext:value-type="float">
            <text:p>70</text:p>
          </table:table-cell>
          <table:table-cell table:formula="of:=[Daten.D28]*4/100" office:value-type="currency" office:currency="EUR" office:value="2.8" calcext:value-type="currency">
            <text:p>2,80 €</text:p>
          </table:table-cell>
          <table:table-cell office:value-type="string" calcext:value-type="string">
            <text:p>Kohlepreis*7</text:p>
          </table:table-cell>
          <table:table-cell/>
          <table:table-cell table:formula="of:=[.H1]*400" office:value-type="currency" office:currency="EUR" office:value="80" calcext:value-type="currency">
            <text:p>80,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nellfahrtgleis 350 km/h</text:p>
          </table:table-cell>
          <table:table-cell table:formula="of:=[Daten.D29]" office:value-type="float" office:value="100" calcext:value-type="float">
            <text:p>100</text:p>
          </table:table-cell>
          <table:table-cell table:formula="of:=[Daten.D29]*4/100" office:value-type="currency" office:currency="EUR" office:value="4" calcext:value-type="currency">
            <text:p>4,00 €</text:p>
          </table:table-cell>
          <table:table-cell office:value-type="string" calcext:value-type="string">
            <text:p>Kohlepreis*10</text:p>
          </table:table-cell>
          <table:table-cell/>
          <table:table-cell table:formula="of:=[.H1]*500" office:value-type="currency" office:currency="EUR" office:value="100" calcext:value-type="currency">
            <text:p>100,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chbahn 90 km/h</text:p>
          </table:table-cell>
          <table:table-cell table:formula="of:=[Daten.D22]" office:value-type="float" office:value="40" calcext:value-type="float">
            <text:p>40</text:p>
          </table:table-cell>
          <table:table-cell table:formula="of:=[Daten.D22]*4/100" office:value-type="currency" office:currency="EUR" office:value="1.6" calcext:value-type="currency">
            <text:p>1,60 €</text:p>
          </table:table-cell>
          <table:table-cell office:value-type="string" calcext:value-type="string">
            <text:p>Kohlepreis*4</text:p>
          </table:table-cell>
          <table:table-cell/>
          <table:table-cell table:formula="of:=[.H1]*300" office:value-type="currency" office:currency="EUR" office:value="60" calcext:value-type="currency">
            <text:p>60,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chbahn 160 km/h</text:p>
          </table:table-cell>
          <table:table-cell table:formula="of:=[Daten.D20]" office:value-type="float" office:value="50" calcext:value-type="float">
            <text:p>50</text:p>
          </table:table-cell>
          <table:table-cell table:formula="of:=[Daten.D20]*4/100" office:value-type="currency" office:currency="EUR" office:value="2" calcext:value-type="currency">
            <text:p>2,00 €</text:p>
          </table:table-cell>
          <table:table-cell office:value-type="string" calcext:value-type="string">
            <text:p>Kohlepreis*5</text:p>
          </table:table-cell>
          <table:table-cell/>
          <table:table-cell table:formula="of:=[.H1]*450" office:value-type="currency" office:currency="EUR" office:value="90" calcext:value-type="currency">
            <text:p>90,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chbahn 210 km/h</text:p>
          </table:table-cell>
          <table:table-cell table:formula="of:=[Daten.D21]" office:value-type="float" office:value="60" calcext:value-type="float">
            <text:p>60</text:p>
          </table:table-cell>
          <table:table-cell table:formula="of:=[Daten.D21]*4/100" office:value-type="currency" office:currency="EUR" office:value="2.4" calcext:value-type="currency">
            <text:p>2,40 €</text:p>
          </table:table-cell>
          <table:table-cell office:value-type="string" calcext:value-type="string">
            <text:p>Kohlepreis*6</text:p>
          </table:table-cell>
          <table:table-cell/>
          <table:table-cell table:formula="of:=[.H1]*750" office:value-type="currency" office:currency="EUR" office:value="150" calcext:value-type="currency">
            <text:p>150,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üher Eisenbahntunnel</text:p>
          </table:table-cell>
          <table:table-cell table:formula="of:=[Daten.D18]" office:value-type="float" office:value="70" calcext:value-type="float">
            <text:p>70</text:p>
          </table:table-cell>
          <table:table-cell table:formula="of:=[Daten.D18]*4/100" office:value-type="currency" office:currency="EUR" office:value="2.8" calcext:value-type="currency">
            <text:p>2,80 €</text:p>
          </table:table-cell>
          <table:table-cell office:value-type="string" calcext:value-type="string">
            <text:p>Kohlepreis*7</text:p>
          </table:table-cell>
          <table:table-cell/>
          <table:table-cell table:formula="of:=[.H1]*3500" office:value-type="currency" office:currency="EUR" office:value="700" calcext:value-type="currency">
            <text:p>700,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üher verbesserter Eisenbahntunnel</text:p>
          </table:table-cell>
          <table:table-cell table:formula="of:=[Daten.D19]" office:value-type="float" office:value="80" calcext:value-type="float">
            <text:p>80</text:p>
          </table:table-cell>
          <table:table-cell table:formula="of:=[Daten.D19]*4/100" office:value-type="currency" office:currency="EUR" office:value="3.2" calcext:value-type="currency">
            <text:p>3,20 €</text:p>
          </table:table-cell>
          <table:table-cell office:value-type="string" calcext:value-type="string">
            <text:p>Kohlepreis*8</text:p>
          </table:table-cell>
          <table:table-cell/>
          <table:table-cell table:formula="of:=[.H1]*4500" office:value-type="currency" office:currency="EUR" office:value="900" calcext:value-type="currency">
            <text:p>900,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senbahntunnel (90 km/h)</text:p>
          </table:table-cell>
          <table:table-cell table:formula="of:=[Daten.D15]" office:value-type="float" office:value="80" calcext:value-type="float">
            <text:p>80</text:p>
          </table:table-cell>
          <table:table-cell table:formula="of:=[Daten.D15]*4/100" office:value-type="currency" office:currency="EUR" office:value="3.2" calcext:value-type="currency">
            <text:p>3,20 €</text:p>
          </table:table-cell>
          <table:table-cell office:value-type="string" calcext:value-type="string">
            <text:p>Kohlepreis*8</text:p>
          </table:table-cell>
          <table:table-cell/>
          <table:table-cell table:formula="of:=[.H1]*5000" office:value-type="currency" office:currency="EUR" office:value="1000" calcext:value-type="currency">
            <text:p>1.000,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senbahntunnel</text:p>
          </table:table-cell>
          <table:table-cell table:formula="of:=[Daten.D31]" office:value-type="float" office:value="120" calcext:value-type="float">
            <text:p>120</text:p>
          </table:table-cell>
          <table:table-cell table:formula="of:=[Daten.D31]*4/100" office:value-type="currency" office:currency="EUR" office:value="4.8" calcext:value-type="currency">
            <text:p>4,80 €</text:p>
          </table:table-cell>
          <table:table-cell office:value-type="string" calcext:value-type="string">
            <text:p>Kohlepreis*12</text:p>
          </table:table-cell>
          <table:table-cell/>
          <table:table-cell table:formula="of:=[.H1]*5200" office:value-type="currency" office:currency="EUR" office:value="1040" calcext:value-type="currency">
            <text:p>1.040,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senbahntunnel (modern</text:p>
          </table:table-cell>
          <table:table-cell table:formula="of:=[Daten.D16]" office:value-type="float" office:value="140" calcext:value-type="float">
            <text:p>140</text:p>
          </table:table-cell>
          <table:table-cell table:formula="of:=[Daten.D16]*4/100" office:value-type="currency" office:currency="EUR" office:value="5.6" calcext:value-type="currency">
            <text:p>5,60 €</text:p>
          </table:table-cell>
          <table:table-cell office:value-type="string" calcext:value-type="string">
            <text:p>Kohlepreis*14</text:p>
          </table:table-cell>
          <table:table-cell/>
          <table:table-cell table:formula="of:=[.H1]*6500" office:value-type="currency" office:currency="EUR" office:value="1300" calcext:value-type="currency">
            <text:p>1.300,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chgeschwindigkeitstunnel</text:p>
          </table:table-cell>
          <table:table-cell table:formula="of:=[Daten.D17]" office:value-type="float" office:value="200" calcext:value-type="float">
            <text:p>200</text:p>
          </table:table-cell>
          <table:table-cell table:formula="of:=[Daten.D17]*4/100" office:value-type="currency" office:currency="EUR" office:value="8" calcext:value-type="currency">
            <text:p>8,00 €</text:p>
          </table:table-cell>
          <table:table-cell office:value-type="string" calcext:value-type="string">
            <text:p>Kohlepreis*20</text:p>
          </table:table-cell>
          <table:table-cell/>
          <table:table-cell table:formula="of:=[.H1]*7500" office:value-type="currency" office:currency="EUR" office:value="1500" calcext:value-type="currency">
            <text:p>1.500,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aßenbahnschiene 30 km/h</text:p>
          </table:table-cell>
          <table:table-cell table:formula="of:=[Daten.D92]" office:value-type="float" office:value="25" calcext:value-type="float">
            <text:p>25</text:p>
          </table:table-cell>
          <table:table-cell table:formula="of:=[Daten.D92]*4/100" office:value-type="currency" office:currency="EUR" office:value="1" calcext:value-type="currency">
            <text:p>1,00 €</text:p>
          </table:table-cell>
          <table:table-cell office:value-type="string" calcext:value-type="string">
            <text:p>Kohlepreis</text:p>
          </table:table-cell>
          <table:table-cell/>
          <table:table-cell table:formula="of:=[.H1]*100" office:value-type="currency" office:currency="EUR" office:value="20" calcext:value-type="currency">
            <text:p>20,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aßenbahnschiene 50 km/h</text:p>
          </table:table-cell>
          <table:table-cell table:formula="of:=[Daten.D93]" office:value-type="float" office:value="50" calcext:value-type="float">
            <text:p>50</text:p>
          </table:table-cell>
          <table:table-cell table:formula="of:=[Daten.D93]*4/100" office:value-type="currency" office:currency="EUR" office:value="2" calcext:value-type="currency">
            <text:p>2,00 €</text:p>
          </table:table-cell>
          <table:table-cell office:value-type="string" calcext:value-type="string">
            <text:p>Kohlepreis/2*3</text:p>
          </table:table-cell>
          <table:table-cell/>
          <table:table-cell table:formula="of:=[.H1]*190" office:value-type="currency" office:currency="EUR" office:value="38" calcext:value-type="currency">
            <text:p>38,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Überlandschiene 90 km/h</text:p>
          </table:table-cell>
          <table:table-cell table:formula="of:=[Daten.D94]" office:value-type="float" office:value="120" calcext:value-type="float">
            <text:p>120</text:p>
          </table:table-cell>
          <table:table-cell table:formula="of:=[Daten.D94]*4/100" office:value-type="currency" office:currency="EUR" office:value="4.8" calcext:value-type="currency">
            <text:p>4,80 €</text:p>
          </table:table-cell>
          <table:table-cell office:value-type="string" calcext:value-type="string">
            <text:p>Kohlepreis*2,2</text:p>
          </table:table-cell>
          <table:table-cell/>
          <table:table-cell table:formula="of:=[.H1]*210" office:value-type="currency" office:currency="EUR" office:value="42" calcext:value-type="currency">
            <text:p>42,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te Stahlbrücke</text:p>
          </table:table-cell>
          <table:table-cell table:formula="of:=[Daten.D13]" office:value-type="float" office:value="60" calcext:value-type="float">
            <text:p>60</text:p>
          </table:table-cell>
          <table:table-cell table:formula="of:=[Daten.D13]*4/100" office:value-type="currency" office:currency="EUR" office:value="2.4" calcext:value-type="currency">
            <text:p>2,40 €</text:p>
          </table:table-cell>
          <table:table-cell office:value-type="string" calcext:value-type="string">
            <text:p>Kohlepreis*6</text:p>
          </table:table-cell>
          <table:table-cell/>
          <table:table-cell table:formula="of:=[.H1]*1500" office:value-type="currency" office:currency="EUR" office:value="300" calcext:value-type="currency">
            <text:p>300,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hnbrücke 210 km/h</text:p>
          </table:table-cell>
          <table:table-cell table:formula="of:=[Daten.D14]" office:value-type="float" office:value="90" calcext:value-type="float">
            <text:p>90</text:p>
          </table:table-cell>
          <table:table-cell table:formula="of:=[Daten.D14]*4/100" office:value-type="currency" office:currency="EUR" office:value="3.6" calcext:value-type="currency">
            <text:p>3,60 €</text:p>
          </table:table-cell>
          <table:table-cell office:value-type="string" calcext:value-type="string">
            <text:p>Kohlepreis*9</text:p>
          </table:table-cell>
          <table:table-cell/>
          <table:table-cell table:formula="of:=[.H1]*4000" office:value-type="currency" office:currency="EUR" office:value="800" calcext:value-type="currency">
            <text:p>800,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hlbrücke</text:p>
          </table:table-cell>
          <table:table-cell office:value-type="float" office:value="80" calcext:value-type="float">
            <text:p>80</text:p>
          </table:table-cell>
          <table:table-cell table:formula="of:=[Daten.D15]*4/100" office:value-type="currency" office:currency="EUR" office:value="3.2" calcext:value-type="currency">
            <text:p>3,20 €</text:p>
          </table:table-cell>
          <table:table-cell office:value-type="string" calcext:value-type="string">
            <text:p>Kohlepreis*8</text:p>
          </table:table-cell>
          <table:table-cell/>
          <table:table-cell table:formula="of:=[.H1]*2500" office:value-type="currency" office:currency="EUR" office:value="500" calcext:value-type="currency">
            <text:p>500,00 €</text:p>
          </table:table-cell>
          <table:table-cell table:number-columns-repeated="4"/>
        </table:table-row>
        <calcext:conditional-formats>
          <calcext:conditional-format calcext:target-range-address="Gleise.A1:Gleise.F22">
            <calcext:condition calcext:apply-style-name="Warning" calcext:value="formula-is(ISEVEN(ROW([.A2])))" calcext:base-cell-address="Gleise.A1"/>
          </calcext:conditional-format>
        </calcext:conditional-formats>
      </table:table>
      <table:table table:name="Haltestellen" table:style-name="ta2">
        <table:table-column table:style-name="co9" table:default-cell-style-name="ce41"/>
        <table:table-column table:style-name="co2" table:number-columns-repeated="3" table:default-cell-style-name="ce41"/>
        <table:table-column table:style-name="co10" table:default-cell-style-name="ce44"/>
        <table:table-column table:style-name="co2" table:default-cell-style-name="ce53"/>
        <table:table-row table:style-name="ro2">
          <table:table-cell table:style-name="ce46" office:value-type="string" calcext:value-type="string">
            <text:p>Bezeichnung</text:p>
          </table:table-cell>
          <table:table-cell table:style-name="ce46" office:value-type="string" calcext:value-type="string">
            <text:p>Kapazität</text:p>
          </table:table-cell>
          <table:table-cell table:style-name="ce46" office:value-type="string" calcext:value-type="string">
            <text:p>Unterhalt</text:p>
          </table:table-cell>
          <table:table-cell table:style-name="ce46" office:value-type="string" calcext:value-type="string">
            <text:p>Typ</text:p>
          </table:table-cell>
          <table:table-cell table:style-name="ce46" office:value-type="string" calcext:value-type="string">
            <text:p>Unterhalt in €</text:p>
          </table:table-cell>
          <table:table-cell table:style-name="ce48" office:value-type="string" calcext:value-type="string">
            <text:p>Kaufpreis</text:p>
          </table:table-cell>
        </table:table-row>
        <table:table-row table:style-name="ro1">
          <table:table-cell table:style-name="ce39" office:value-type="string" calcext:value-type="string">
            <text:p>Bushaltestelle Holzbank</text:p>
          </table:table-cell>
          <table:table-cell table:style-name="ce40" office:value-type="float" office:value="32" calcext:value-type="float">
            <text:p>32</text:p>
          </table:table-cell>
          <table:table-cell table:style-name="ce40" table:formula="of:=[Daten.D177]" office:value-type="float" office:value="8" calcext:value-type="float">
            <text:p>8</text:p>
          </table:table-cell>
          <table:table-cell table:style-name="ce40" office:value-type="string" calcext:value-type="string">
            <text:p>Pers.</text:p>
          </table:table-cell>
          <table:table-cell table:style-name="ce43" table:formula="of:=[.C2]*4/10" office:value-type="currency" office:currency="EUR" office:value="3.2" calcext:value-type="currency">
            <text:p>3,20 €</text:p>
          </table:table-cell>
          <table:table-cell table:style-name="ce52" table:formula="of:=[.B2]*10" office:value-type="currency" office:currency="EUR" office:value="320" calcext:value-type="currency">
            <text:p>320,00 €</text:p>
          </table:table-cell>
        </table:table-row>
        <table:table-row table:style-name="ro1">
          <table:table-cell table:style-name="ce40" office:value-type="string" calcext:value-type="string">
            <text:p>Bushaltestelle mit Unterstand</text:p>
          </table:table-cell>
          <table:table-cell office:value-type="float" office:value="64" calcext:value-type="float">
            <text:p>64</text:p>
          </table:table-cell>
          <table:table-cell table:formula="of:=[Daten.D178]" office:value-type="float" office:value="16" calcext:value-type="float">
            <text:p>16</text:p>
          </table:table-cell>
          <table:table-cell office:value-type="string" calcext:value-type="string">
            <text:p>Pers.</text:p>
          </table:table-cell>
          <table:table-cell table:formula="of:=[.C3]*4/10" office:value-type="currency" office:currency="EUR" office:value="6.4" calcext:value-type="currency">
            <text:p>6,40 €</text:p>
          </table:table-cell>
          <table:table-cell table:formula="of:=[.B3]*10" office:value-type="currency" office:currency="EUR" office:value="640" calcext:value-type="currency">
            <text:p>640,00 €</text:p>
          </table:table-cell>
        </table:table-row>
        <table:table-row table:style-name="ro1">
          <table:table-cell table:style-name="ce40" office:value-type="string" calcext:value-type="string">
            <text:p>Bushaltestelle</text:p>
          </table:table-cell>
          <table:table-cell table:style-name="ce40" office:value-type="float" office:value="32" calcext:value-type="float">
            <text:p>32</text:p>
          </table:table-cell>
          <table:table-cell table:style-name="ce40" table:formula="of:=[Daten.D179]" office:value-type="float" office:value="8" calcext:value-type="float">
            <text:p>8</text:p>
          </table:table-cell>
          <table:table-cell table:style-name="ce40" office:value-type="string" calcext:value-type="string">
            <text:p>Pers.</text:p>
          </table:table-cell>
          <table:table-cell table:style-name="ce43" table:formula="of:=[.C4]*4/10" office:value-type="currency" office:currency="EUR" office:value="3.2" calcext:value-type="currency">
            <text:p>3,20 €</text:p>
          </table:table-cell>
          <table:table-cell table:style-name="ce52" table:formula="of:=[.B4]*10" office:value-type="currency" office:currency="EUR" office:value="320" calcext:value-type="currency">
            <text:p>320,00 €</text:p>
          </table:table-cell>
        </table:table-row>
        <table:table-row table:style-name="ro1">
          <table:table-cell office:value-type="string" calcext:value-type="string">
            <text:p>Überdachtes Wartehäuschen 1995</text:p>
          </table:table-cell>
          <table:table-cell office:value-type="float" office:value="96" calcext:value-type="float">
            <text:p>96</text:p>
          </table:table-cell>
          <table:table-cell table:formula="of:=[Daten.D198]" office:value-type="float" office:value="24" calcext:value-type="float">
            <text:p>24</text:p>
          </table:table-cell>
          <table:table-cell office:value-type="string" calcext:value-type="string">
            <text:p>Pers.</text:p>
          </table:table-cell>
          <table:table-cell table:formula="of:=[.C5]*4/10" office:value-type="currency" office:currency="EUR" office:value="9.6" calcext:value-type="currency">
            <text:p>9,60 €</text:p>
          </table:table-cell>
          <table:table-cell table:formula="of:=[.B5]*10" office:value-type="currency" office:currency="EUR" office:value="960" calcext:value-type="currency">
            <text:p>960,00 €</text:p>
          </table:table-cell>
        </table:table-row>
        <table:table-row table:style-name="ro1">
          <table:table-cell office:value-type="string" calcext:value-type="string">
            <text:p>Überdachtes Wartehäuschen 1957</text:p>
          </table:table-cell>
          <table:table-cell office:value-type="float" office:value="96" calcext:value-type="float">
            <text:p>96</text:p>
          </table:table-cell>
          <table:table-cell table:formula="of:=[Daten.D200]" office:value-type="float" office:value="24" calcext:value-type="float">
            <text:p>24</text:p>
          </table:table-cell>
          <table:table-cell office:value-type="string" calcext:value-type="string">
            <text:p>Pers.</text:p>
          </table:table-cell>
          <table:table-cell table:formula="of:=[.C6]*4/10" office:value-type="currency" office:currency="EUR" office:value="9.6" calcext:value-type="currency">
            <text:p>9,60 €</text:p>
          </table:table-cell>
          <table:table-cell table:formula="of:=[.B6]*10" office:value-type="currency" office:currency="EUR" office:value="960" calcext:value-type="currency">
            <text:p>960,00 €</text:p>
          </table:table-cell>
        </table:table-row>
        <table:table-row table:style-name="ro1">
          <table:table-cell office:value-type="string" calcext:value-type="string">
            <text:p>Überdachtes Wartehäuschen</text:p>
          </table:table-cell>
          <table:table-cell office:value-type="float" office:value="96" calcext:value-type="float">
            <text:p>96</text:p>
          </table:table-cell>
          <table:table-cell table:formula="of:=[Daten.D199]" office:value-type="float" office:value="24" calcext:value-type="float">
            <text:p>24</text:p>
          </table:table-cell>
          <table:table-cell office:value-type="string" calcext:value-type="string">
            <text:p>Pers.</text:p>
          </table:table-cell>
          <table:table-cell table:formula="of:=[.C7]*4/10" office:value-type="currency" office:currency="EUR" office:value="9.6" calcext:value-type="currency">
            <text:p>9,60 €</text:p>
          </table:table-cell>
          <table:table-cell table:formula="of:=[.B7]*10" office:value-type="currency" office:currency="EUR" office:value="960" calcext:value-type="currency">
            <text:p>960,00 €</text:p>
          </table:table-cell>
        </table:table-row>
        <table:table-row table:style-name="ro1">
          <table:table-cell office:value-type="string" calcext:value-type="string">
            <text:p>Rostocker Tor</text:p>
          </table:table-cell>
          <table:table-cell office:value-type="float" office:value="160" calcext:value-type="float">
            <text:p>160</text:p>
          </table:table-cell>
          <table:table-cell table:formula="of:=[Daten.D197]" office:value-type="float" office:value="40" calcext:value-type="float">
            <text:p>40</text:p>
          </table:table-cell>
          <table:table-cell office:value-type="string" calcext:value-type="string">
            <text:p>Pers./Fracht</text:p>
          </table:table-cell>
          <table:table-cell table:formula="of:=[.C8]*4/10" office:value-type="currency" office:currency="EUR" office:value="16" calcext:value-type="currency">
            <text:p>16,00 €</text:p>
          </table:table-cell>
          <table:table-cell table:formula="of:=[.B8]*10" office:value-type="currency" office:currency="EUR" office:value="1600" calcext:value-type="currency">
            <text:p>1.600,00 €</text:p>
          </table:table-cell>
        </table:table-row>
        <table:table-row table:style-name="ro1">
          <table:table-cell office:value-type="string" calcext:value-type="string">
            <text:p>Einfacher Ladeplatz</text:p>
          </table:table-cell>
          <table:table-cell office:value-type="float" office:value="32" calcext:value-type="float">
            <text:p>32</text:p>
          </table:table-cell>
          <table:table-cell table:formula="of:=[Daten.D186]" office:value-type="float" office:value="8" calcext:value-type="float">
            <text:p>8</text:p>
          </table:table-cell>
          <table:table-cell office:value-type="string" calcext:value-type="string">
            <text:p>Fracht</text:p>
          </table:table-cell>
          <table:table-cell table:formula="of:=[.C9]*4/10" office:value-type="currency" office:currency="EUR" office:value="3.2" calcext:value-type="currency">
            <text:p>3,20 €</text:p>
          </table:table-cell>
          <table:table-cell table:formula="of:=[.B9]*10" office:value-type="currency" office:currency="EUR" office:value="320" calcext:value-type="currency">
            <text:p>320,00 €</text:p>
          </table:table-cell>
        </table:table-row>
        <table:table-row table:style-name="ro1">
          <table:table-cell office:value-type="string" calcext:value-type="string">
            <text:p>gepflasterter Ladeplatz</text:p>
          </table:table-cell>
          <table:table-cell office:value-type="float" office:value="64" calcext:value-type="float">
            <text:p>64</text:p>
          </table:table-cell>
          <table:table-cell table:formula="of:=[Daten.D185]" office:value-type="float" office:value="24" calcext:value-type="float">
            <text:p>24</text:p>
          </table:table-cell>
          <table:table-cell office:value-type="string" calcext:value-type="string">
            <text:p>Fracht</text:p>
          </table:table-cell>
          <table:table-cell table:formula="of:=[.C10]*4/10" office:value-type="currency" office:currency="EUR" office:value="9.6" calcext:value-type="currency">
            <text:p>9,60 €</text:p>
          </table:table-cell>
          <table:table-cell table:formula="of:=[.B10]*10" office:value-type="currency" office:currency="EUR" office:value="640" calcext:value-type="currency">
            <text:p>640,00 €</text:p>
          </table:table-cell>
        </table:table-row>
        <table:table-row table:style-name="ro1">
          <table:table-cell office:value-type="string" calcext:value-type="string">
            <text:p>Laderampe</text:p>
          </table:table-cell>
          <table:table-cell office:value-type="float" office:value="96" calcext:value-type="float">
            <text:p>96</text:p>
          </table:table-cell>
          <table:table-cell table:formula="of:=[Daten.D187]" office:value-type="float" office:value="24" calcext:value-type="float">
            <text:p>24</text:p>
          </table:table-cell>
          <table:table-cell office:value-type="string" calcext:value-type="string">
            <text:p>Fracht</text:p>
          </table:table-cell>
          <table:table-cell table:formula="of:=[.C11]*4/10" office:value-type="currency" office:currency="EUR" office:value="9.6" calcext:value-type="currency">
            <text:p>9,60 €</text:p>
          </table:table-cell>
          <table:table-cell table:formula="of:=[.B11]*10" office:value-type="currency" office:currency="EUR" office:value="960" calcext:value-type="currency">
            <text:p>960,00 €</text:p>
          </table:table-cell>
        </table:table-row>
        <table:table-row table:style-name="ro1">
          <table:table-cell office:value-type="string" calcext:value-type="string">
            <text:p>große Laderampe</text:p>
          </table:table-cell>
          <table:table-cell office:value-type="float" office:value="128" calcext:value-type="float">
            <text:p>128</text:p>
          </table:table-cell>
          <table:table-cell table:formula="of:=[Daten.D188]" office:value-type="float" office:value="32" calcext:value-type="float">
            <text:p>32</text:p>
          </table:table-cell>
          <table:table-cell office:value-type="string" calcext:value-type="string">
            <text:p>Fracht</text:p>
          </table:table-cell>
          <table:table-cell table:formula="of:=[.C12]*4/10" office:value-type="currency" office:currency="EUR" office:value="12.8" calcext:value-type="currency">
            <text:p>12,80 €</text:p>
          </table:table-cell>
          <table:table-cell table:formula="of:=[.B12]*10" office:value-type="currency" office:currency="EUR" office:value="1280" calcext:value-type="currency">
            <text:p>1.280,00 €</text:p>
          </table:table-cell>
        </table:table-row>
        <table:table-row table:style-name="ro1">
          <table:table-cell office:value-type="string" calcext:value-type="string">
            <text:p>Frachthof</text:p>
          </table:table-cell>
          <table:table-cell office:value-type="float" office:value="128" calcext:value-type="float">
            <text:p>128</text:p>
          </table:table-cell>
          <table:table-cell table:formula="of:=[Daten.D196]" office:value-type="float" office:value="32" calcext:value-type="float">
            <text:p>32</text:p>
          </table:table-cell>
          <table:table-cell office:value-type="string" calcext:value-type="string">
            <text:p>Fracht</text:p>
          </table:table-cell>
          <table:table-cell table:formula="of:=[.C13]*4/10" office:value-type="currency" office:currency="EUR" office:value="12.8" calcext:value-type="currency">
            <text:p>12,80 €</text:p>
          </table:table-cell>
          <table:table-cell table:formula="of:=[.B13]*10" office:value-type="currency" office:currency="EUR" office:value="1280" calcext:value-type="currency">
            <text:p>1.280,00 €</text:p>
          </table:table-cell>
        </table:table-row>
        <table:table-row table:style-name="ro1">
          <table:table-cell office:value-type="string" calcext:value-type="string">
            <text:p>Container-Verladung</text:p>
          </table:table-cell>
          <table:table-cell office:value-type="float" office:value="192" calcext:value-type="float">
            <text:p>192</text:p>
          </table:table-cell>
          <table:table-cell table:formula="of:=[Daten.D203]" office:value-type="float" office:value="48" calcext:value-type="float">
            <text:p>48</text:p>
          </table:table-cell>
          <table:table-cell office:value-type="string" calcext:value-type="string">
            <text:p>Fracht</text:p>
          </table:table-cell>
          <table:table-cell table:formula="of:=[.C14]*4/10" office:value-type="currency" office:currency="EUR" office:value="19.2" calcext:value-type="currency">
            <text:p>19,20 €</text:p>
          </table:table-cell>
          <table:table-cell table:formula="of:=[.B14]*10" office:value-type="currency" office:currency="EUR" office:value="1920" calcext:value-type="currency">
            <text:p>1.920,00 €</text:p>
          </table:table-cell>
        </table:table-row>
        <table:table-row table:style-name="ro1">
          <table:table-cell office:value-type="string" calcext:value-type="string">
            <text:p>LKW-Ladezone</text:p>
          </table:table-cell>
          <table:table-cell office:value-type="float" office:value="160" calcext:value-type="float">
            <text:p>160</text:p>
          </table:table-cell>
          <table:table-cell table:formula="of:=[Daten.D201]" office:value-type="float" office:value="40" calcext:value-type="float">
            <text:p>40</text:p>
          </table:table-cell>
          <table:table-cell office:value-type="string" calcext:value-type="string">
            <text:p>Fracht</text:p>
          </table:table-cell>
          <table:table-cell table:formula="of:=[.C15]*4/10" office:value-type="currency" office:currency="EUR" office:value="16" calcext:value-type="currency">
            <text:p>16,00 €</text:p>
          </table:table-cell>
          <table:table-cell table:formula="of:=[.B15]*10" office:value-type="currency" office:currency="EUR" office:value="1600" calcext:value-type="currency">
            <text:p>1.600,00 €</text:p>
          </table:table-cell>
        </table:table-row>
        <table:table-row table:style-name="ro1">
          <table:table-cell office:value-type="string" calcext:value-type="string">
            <text:p>LKW-Ölverladung</text:p>
          </table:table-cell>
          <table:table-cell office:value-type="float" office:value="160" calcext:value-type="float">
            <text:p>160</text:p>
          </table:table-cell>
          <table:table-cell table:formula="of:=[Daten.D202]" office:value-type="float" office:value="40" calcext:value-type="float">
            <text:p>40</text:p>
          </table:table-cell>
          <table:table-cell office:value-type="string" calcext:value-type="string">
            <text:p>Fracht</text:p>
          </table:table-cell>
          <table:table-cell table:formula="of:=[.C16]*4/10" office:value-type="currency" office:currency="EUR" office:value="16" calcext:value-type="currency">
            <text:p>16,00 €</text:p>
          </table:table-cell>
          <table:table-cell table:formula="of:=[.B16]*10" office:value-type="currency" office:currency="EUR" office:value="1600" calcext:value-type="currency">
            <text:p>1.600,00 €</text:p>
          </table:table-cell>
        </table:table-row>
        <table:table-row table:style-name="ro1">
          <table:table-cell office:value-type="string" calcext:value-type="string">
            <text:p>Schüttgutverladung Turm</text:p>
          </table:table-cell>
          <table:table-cell office:value-type="float" office:value="256" calcext:value-type="float">
            <text:p>256</text:p>
          </table:table-cell>
          <table:table-cell table:formula="of:=[Daten.D193]" office:value-type="float" office:value="48" calcext:value-type="float">
            <text:p>48</text:p>
          </table:table-cell>
          <table:table-cell office:value-type="string" calcext:value-type="string">
            <text:p>Fracht</text:p>
          </table:table-cell>
          <table:table-cell table:formula="of:=[.C17]*4/10" office:value-type="currency" office:currency="EUR" office:value="19.2" calcext:value-type="currency">
            <text:p>19,20 €</text:p>
          </table:table-cell>
          <table:table-cell table:formula="of:=[.B17]*10" office:value-type="currency" office:currency="EUR" office:value="2560" calcext:value-type="currency">
            <text:p>2.560,00 €</text:p>
          </table:table-cell>
        </table:table-row>
        <table:table-row table:style-name="ro1">
          <table:table-cell office:value-type="string" calcext:value-type="string">
            <text:p>Silo-Ladeplatz</text:p>
          </table:table-cell>
          <table:table-cell office:value-type="float" office:value="224" calcext:value-type="float">
            <text:p>224</text:p>
          </table:table-cell>
          <table:table-cell table:formula="of:=[Daten.D205]" office:value-type="float" office:value="56" calcext:value-type="float">
            <text:p>56</text:p>
          </table:table-cell>
          <table:table-cell office:value-type="string" calcext:value-type="string">
            <text:p>Fracht</text:p>
          </table:table-cell>
          <table:table-cell table:formula="of:=[.C18]*4/10" office:value-type="currency" office:currency="EUR" office:value="22.4" calcext:value-type="currency">
            <text:p>22,40 €</text:p>
          </table:table-cell>
          <table:table-cell table:formula="of:=[.B18]*10" office:value-type="currency" office:currency="EUR" office:value="2240" calcext:value-type="currency">
            <text:p>2.240,00 €</text:p>
          </table:table-cell>
        </table:table-row>
        <table:table-row table:style-name="ro1">
          <table:table-cell office:value-type="string" calcext:value-type="string">
            <text:p>Bretterverladung</text:p>
          </table:table-cell>
          <table:table-cell office:value-type="float" office:value="160" calcext:value-type="float">
            <text:p>160</text:p>
          </table:table-cell>
          <table:table-cell table:formula="of:=[Daten.D189]" office:value-type="float" office:value="40" calcext:value-type="float">
            <text:p>40</text:p>
          </table:table-cell>
          <table:table-cell office:value-type="string" calcext:value-type="string">
            <text:p>Fracht</text:p>
          </table:table-cell>
          <table:table-cell table:formula="of:=[.C19]*4/10" office:value-type="currency" office:currency="EUR" office:value="16" calcext:value-type="currency">
            <text:p>16,00 €</text:p>
          </table:table-cell>
          <table:table-cell table:formula="of:=[.B19]*10" office:value-type="currency" office:currency="EUR" office:value="1600" calcext:value-type="currency">
            <text:p>1.600,00 €</text:p>
          </table:table-cell>
        </table:table-row>
        <table:table-row table:style-name="ro1">
          <table:table-cell office:value-type="string" calcext:value-type="string">
            <text:p>Holzverladung</text:p>
          </table:table-cell>
          <table:table-cell office:value-type="float" office:value="192" calcext:value-type="float">
            <text:p>192</text:p>
          </table:table-cell>
          <table:table-cell table:formula="of:=[Daten.D190]" office:value-type="float" office:value="48" calcext:value-type="float">
            <text:p>48</text:p>
          </table:table-cell>
          <table:table-cell office:value-type="string" calcext:value-type="string">
            <text:p>Fracht</text:p>
          </table:table-cell>
          <table:table-cell table:formula="of:=[.C20]*4/10" office:value-type="currency" office:currency="EUR" office:value="19.2" calcext:value-type="currency">
            <text:p>19,20 €</text:p>
          </table:table-cell>
          <table:table-cell table:formula="of:=[.B20]*10" office:value-type="currency" office:currency="EUR" office:value="1920" calcext:value-type="currency">
            <text:p>1.920,00 €</text:p>
          </table:table-cell>
        </table:table-row>
        <table:table-row table:style-name="ro1">
          <table:table-cell office:value-type="string" calcext:value-type="string">
            <text:p>Schrottverladung</text:p>
          </table:table-cell>
          <table:table-cell office:value-type="float" office:value="192" calcext:value-type="float">
            <text:p>192</text:p>
          </table:table-cell>
          <table:table-cell table:formula="of:=[Daten.D191]" office:value-type="float" office:value="48" calcext:value-type="float">
            <text:p>48</text:p>
          </table:table-cell>
          <table:table-cell office:value-type="string" calcext:value-type="string">
            <text:p>Fracht</text:p>
          </table:table-cell>
          <table:table-cell table:formula="of:=[.C21]*4/10" office:value-type="currency" office:currency="EUR" office:value="19.2" calcext:value-type="currency">
            <text:p>19,20 €</text:p>
          </table:table-cell>
          <table:table-cell table:formula="of:=[.B21]*10" office:value-type="currency" office:currency="EUR" office:value="1920" calcext:value-type="currency">
            <text:p>1.920,00 €</text:p>
          </table:table-cell>
        </table:table-row>
        <table:table-row table:style-name="ro1">
          <table:table-cell office:value-type="string" calcext:value-type="string">
            <text:p>Schüttgutverladung</text:p>
          </table:table-cell>
          <table:table-cell office:value-type="float" office:value="192" calcext:value-type="float">
            <text:p>192</text:p>
          </table:table-cell>
          <table:table-cell table:formula="of:=[Daten.D193]" office:value-type="float" office:value="48" calcext:value-type="float">
            <text:p>48</text:p>
          </table:table-cell>
          <table:table-cell office:value-type="string" calcext:value-type="string">
            <text:p>Fracht</text:p>
          </table:table-cell>
          <table:table-cell table:formula="of:=[.C22]*4/10" office:value-type="currency" office:currency="EUR" office:value="19.2" calcext:value-type="currency">
            <text:p>19,20 €</text:p>
          </table:table-cell>
          <table:table-cell table:formula="of:=[.B22]*10" office:value-type="currency" office:currency="EUR" office:value="1920" calcext:value-type="currency">
            <text:p>1.920,00 €</text:p>
          </table:table-cell>
        </table:table-row>
        <table:table-row table:style-name="ro1">
          <table:table-cell office:value-type="string" calcext:value-type="string">
            <text:p>Schüttgutverladung Bagger</text:p>
          </table:table-cell>
          <table:table-cell office:value-type="float" office:value="224" calcext:value-type="float">
            <text:p>224</text:p>
          </table:table-cell>
          <table:table-cell table:formula="of:=[Daten.D192]" office:value-type="float" office:value="48" calcext:value-type="float">
            <text:p>48</text:p>
          </table:table-cell>
          <table:table-cell office:value-type="string" calcext:value-type="string">
            <text:p>Fracht</text:p>
          </table:table-cell>
          <table:table-cell table:formula="of:=[.C23]*4/10" office:value-type="currency" office:currency="EUR" office:value="19.2" calcext:value-type="currency">
            <text:p>19,20 €</text:p>
          </table:table-cell>
          <table:table-cell table:formula="of:=[.B23]*10" office:value-type="currency" office:currency="EUR" office:value="2240" calcext:value-type="currency">
            <text:p>2.240,00 €</text:p>
          </table:table-cell>
        </table:table-row>
        <table:table-row table:style-name="ro1">
          <table:table-cell office:value-type="string" calcext:value-type="string">
            <text:p>Stahlverladung</text:p>
          </table:table-cell>
          <table:table-cell office:value-type="float" office:value="192" calcext:value-type="float">
            <text:p>192</text:p>
          </table:table-cell>
          <table:table-cell table:formula="of:=[Daten.D178]" office:value-type="float" office:value="16" calcext:value-type="float">
            <text:p>16</text:p>
          </table:table-cell>
          <table:table-cell office:value-type="string" calcext:value-type="string">
            <text:p>Fracht</text:p>
          </table:table-cell>
          <table:table-cell table:formula="of:=[.C24]*4/10" office:value-type="currency" office:currency="EUR" office:value="6.4" calcext:value-type="currency">
            <text:p>6,40 €</text:p>
          </table:table-cell>
          <table:table-cell table:formula="of:=[.B24]*10" office:value-type="currency" office:currency="EUR" office:value="1920" calcext:value-type="currency">
            <text:p>1.920,00 €</text:p>
          </table:table-cell>
        </table:table-row>
        <table:table-row table:style-name="ro1">
          <table:table-cell office:value-type="string" calcext:value-type="string">
            <text:p>Containerbrücke 1995</text:p>
          </table:table-cell>
          <table:table-cell office:value-type="float" office:value="288" calcext:value-type="float">
            <text:p>288</text:p>
          </table:table-cell>
          <table:table-cell table:formula="of:=[Daten.D180]" office:value-type="float" office:value="72" calcext:value-type="float">
            <text:p>72</text:p>
          </table:table-cell>
          <table:table-cell office:value-type="string" calcext:value-type="string">
            <text:p>Fracht</text:p>
          </table:table-cell>
          <table:table-cell table:formula="of:=[.C25]*4/10" office:value-type="currency" office:currency="EUR" office:value="28.8" calcext:value-type="currency">
            <text:p>28,80 €</text:p>
          </table:table-cell>
          <table:table-cell table:formula="of:=[.B25]*10" office:value-type="currency" office:currency="EUR" office:value="2880" calcext:value-type="currency">
            <text:p>2.880,00 €</text:p>
          </table:table-cell>
        </table:table-row>
        <table:table-row table:style-name="ro1">
          <table:table-cell office:value-type="string" calcext:value-type="string">
            <text:p>Containerbrücke 1982</text:p>
          </table:table-cell>
          <table:table-cell office:value-type="float" office:value="256" calcext:value-type="float">
            <text:p>256</text:p>
          </table:table-cell>
          <table:table-cell table:formula="of:=[Daten.D181]" office:value-type="float" office:value="64" calcext:value-type="float">
            <text:p>64</text:p>
          </table:table-cell>
          <table:table-cell office:value-type="string" calcext:value-type="string">
            <text:p>Fracht</text:p>
          </table:table-cell>
          <table:table-cell table:formula="of:=[.C26]*4/10" office:value-type="currency" office:currency="EUR" office:value="25.6" calcext:value-type="currency">
            <text:p>25,60 €</text:p>
          </table:table-cell>
          <table:table-cell table:formula="of:=[.B26]*10" office:value-type="currency" office:currency="EUR" office:value="2560" calcext:value-type="currency">
            <text:p>2.560,00 €</text:p>
          </table:table-cell>
        </table:table-row>
        <table:table-row table:style-name="ro1">
          <table:table-cell office:value-type="string" calcext:value-type="string">
            <text:p>Containerbrücke 1966</text:p>
          </table:table-cell>
          <table:table-cell office:value-type="float" office:value="256" calcext:value-type="float">
            <text:p>256</text:p>
          </table:table-cell>
          <table:table-cell table:formula="of:=[Daten.D182]" office:value-type="float" office:value="64" calcext:value-type="float">
            <text:p>64</text:p>
          </table:table-cell>
          <table:table-cell office:value-type="string" calcext:value-type="string">
            <text:p>Fracht</text:p>
          </table:table-cell>
          <table:table-cell table:formula="of:=[.C27]*4/10" office:value-type="currency" office:currency="EUR" office:value="25.6" calcext:value-type="currency">
            <text:p>25,60 €</text:p>
          </table:table-cell>
          <table:table-cell table:formula="of:=[.B27]*10" office:value-type="currency" office:currency="EUR" office:value="2560" calcext:value-type="currency">
            <text:p>2.560,00 €</text:p>
          </table:table-cell>
        </table:table-row>
        <table:table-row table:style-name="ro1">
          <table:table-cell office:value-type="string" calcext:value-type="string">
            <text:p>Container-Lager 1966</text:p>
          </table:table-cell>
          <table:table-cell office:value-type="float" office:value="320" calcext:value-type="float">
            <text:p>320</text:p>
          </table:table-cell>
          <table:table-cell table:formula="of:=[Daten.D183]" office:value-type="float" office:value="80" calcext:value-type="float">
            <text:p>80</text:p>
          </table:table-cell>
          <table:table-cell office:value-type="string" calcext:value-type="string">
            <text:p>Fracht</text:p>
          </table:table-cell>
          <table:table-cell table:formula="of:=[.C28]*4/10" office:value-type="currency" office:currency="EUR" office:value="32" calcext:value-type="currency">
            <text:p>32,00 €</text:p>
          </table:table-cell>
          <table:table-cell table:formula="of:=[.B28]*10" office:value-type="currency" office:currency="EUR" office:value="3200" calcext:value-type="currency">
            <text:p>3.200,00 €</text:p>
          </table:table-cell>
        </table:table-row>
        <table:table-row table:style-name="ro1">
          <table:table-cell office:value-type="string" calcext:value-type="string">
            <text:p>Schuettgut_Ladeplatz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C29]*4/10" office:value-type="currency" office:currency="EUR" office:value="22.4" calcext:value-type="currency">
            <text:p>22,40 €</text:p>
          </table:table-cell>
          <table:table-cell table:formula="of:=[.B29]*10" office:value-type="currency" office:currency="EUR" office:value="2240" calcext:value-type="currency">
            <text:p>2.240,00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0" table:number-columns-repeated="4"/>
          <table:table-cell table:style-name="ce45"/>
          <table:table-cell table:style-name="ce40"/>
        </table:table-row>
        <table:table-row table:style-name="ro1">
          <table:table-cell office:value-type="string" calcext:value-type="string">
            <text:p>Bahnsteig mit Bank</text:p>
          </table:table-cell>
          <table:table-cell table:formula="of:=[Daten.B160]*32" office:value-type="float" office:value="96" calcext:value-type="float">
            <text:p>96</text:p>
          </table:table-cell>
          <table:table-cell table:formula="of:=[Daten.D160]" office:value-type="float" office:value="24" calcext:value-type="float">
            <text:p>24</text:p>
          </table:table-cell>
          <table:table-cell office:value-type="string" calcext:value-type="string">
            <text:p>Pers.</text:p>
          </table:table-cell>
          <table:table-cell table:formula="of:=[.C32]*4/10" office:value-type="currency" office:currency="EUR" office:value="9.6" calcext:value-type="currency">
            <text:p>9,60 €</text:p>
          </table:table-cell>
          <table:table-cell table:formula="of:=[.B32]*20" office:value-type="currency" office:currency="EUR" office:value="1920" calcext:value-type="currency">
            <text:p>1.920,00 €</text:p>
          </table:table-cell>
        </table:table-row>
        <table:table-row table:style-name="ro1">
          <table:table-cell office:value-type="string" calcext:value-type="string">
            <text:p>Einseitiger Bahnsteig SW</text:p>
          </table:table-cell>
          <table:table-cell table:formula="of:=[Daten.B167]*32" office:value-type="float" office:value="64" calcext:value-type="float">
            <text:p>64</text:p>
          </table:table-cell>
          <table:table-cell table:formula="of:=[Daten.D163]" office:value-type="float" office:value="24" calcext:value-type="float">
            <text:p>24</text:p>
          </table:table-cell>
          <table:table-cell office:value-type="string" calcext:value-type="string">
            <text:p>Pers.</text:p>
          </table:table-cell>
          <table:table-cell table:formula="of:=[.C33]*4/10" office:value-type="currency" office:currency="EUR" office:value="9.6" calcext:value-type="currency">
            <text:p>9,60 €</text:p>
          </table:table-cell>
          <table:table-cell table:formula="of:=[.B33]*20" office:value-type="currency" office:currency="EUR" office:value="1280" calcext:value-type="currency">
            <text:p>1.280,00 €</text:p>
          </table:table-cell>
        </table:table-row>
        <table:table-row table:style-name="ro1">
          <table:table-cell office:value-type="string" calcext:value-type="string">
            <text:p>Einseitiger Bahnsteig No</text:p>
          </table:table-cell>
          <table:table-cell table:formula="of:=[Daten.B167]*32" office:value-type="float" office:value="64" calcext:value-type="float">
            <text:p>64</text:p>
          </table:table-cell>
          <table:table-cell table:formula="of:=[Daten.D162]" office:value-type="float" office:value="24" calcext:value-type="float">
            <text:p>24</text:p>
          </table:table-cell>
          <table:table-cell office:value-type="string" calcext:value-type="string">
            <text:p>Pers.</text:p>
          </table:table-cell>
          <table:table-cell table:formula="of:=[.C34]*4/10" office:value-type="currency" office:currency="EUR" office:value="9.6" calcext:value-type="currency">
            <text:p>9,60 €</text:p>
          </table:table-cell>
          <table:table-cell table:formula="of:=[.B34]*20" office:value-type="currency" office:currency="EUR" office:value="1280" calcext:value-type="currency">
            <text:p>1.280,00 €</text:p>
          </table:table-cell>
        </table:table-row>
        <table:table-row table:style-name="ro1">
          <table:table-cell office:value-type="string" calcext:value-type="string">
            <text:p>Überdachter Bahnsteig</text:p>
          </table:table-cell>
          <table:table-cell table:formula="of:=[Daten.B161]*32" office:value-type="float" office:value="128" calcext:value-type="float">
            <text:p>128</text:p>
          </table:table-cell>
          <table:table-cell table:formula="of:=[Daten.D161]" office:value-type="float" office:value="32" calcext:value-type="float">
            <text:p>32</text:p>
          </table:table-cell>
          <table:table-cell office:value-type="string" calcext:value-type="string">
            <text:p>Pers.</text:p>
          </table:table-cell>
          <table:table-cell table:formula="of:=[.C35]*4/10" office:value-type="currency" office:currency="EUR" office:value="12.8" calcext:value-type="currency">
            <text:p>12,80 €</text:p>
          </table:table-cell>
          <table:table-cell table:formula="of:=[.B35]*20" office:value-type="currency" office:currency="EUR" office:value="2560" calcext:value-type="currency">
            <text:p>2.560,00 €</text:p>
          </table:table-cell>
        </table:table-row>
        <table:table-row table:style-name="ro1">
          <table:table-cell office:value-type="string" calcext:value-type="string">
            <text:p>Überdacht. Bahnsteig 1s SW</text:p>
          </table:table-cell>
          <table:table-cell table:formula="of:=[Daten.B163]*32" office:value-type="float" office:value="96" calcext:value-type="float">
            <text:p>96</text:p>
          </table:table-cell>
          <table:table-cell table:formula="of:=[Daten.D165]" office:value-type="float" office:value="24" calcext:value-type="float">
            <text:p>24</text:p>
          </table:table-cell>
          <table:table-cell office:value-type="string" calcext:value-type="string">
            <text:p>Pers.</text:p>
          </table:table-cell>
          <table:table-cell table:formula="of:=[.C36]*4/10" office:value-type="currency" office:currency="EUR" office:value="9.6" calcext:value-type="currency">
            <text:p>9,60 €</text:p>
          </table:table-cell>
          <table:table-cell table:formula="of:=[.B36]*20" office:value-type="currency" office:currency="EUR" office:value="1920" calcext:value-type="currency">
            <text:p>1.920,00 €</text:p>
          </table:table-cell>
        </table:table-row>
        <table:table-row table:style-name="ro1">
          <table:table-cell office:value-type="string" calcext:value-type="string">
            <text:p>Überdacht. Bahnsteig 1s NO</text:p>
          </table:table-cell>
          <table:table-cell table:formula="of:=[Daten.B162]*32" office:value-type="float" office:value="96" calcext:value-type="float">
            <text:p>96</text:p>
          </table:table-cell>
          <table:table-cell table:formula="of:=[Daten.D165]" office:value-type="float" office:value="24" calcext:value-type="float">
            <text:p>24</text:p>
          </table:table-cell>
          <table:table-cell office:value-type="string" calcext:value-type="string">
            <text:p>Pers.</text:p>
          </table:table-cell>
          <table:table-cell table:formula="of:=[.C37]*4/10" office:value-type="currency" office:currency="EUR" office:value="9.6" calcext:value-type="currency">
            <text:p>9,60 €</text:p>
          </table:table-cell>
          <table:table-cell table:formula="of:=[.B37]*20" office:value-type="currency" office:currency="EUR" office:value="1920" calcext:value-type="currency">
            <text:p>1.920,00 €</text:p>
          </table:table-cell>
        </table:table-row>
        <table:table-row table:style-name="ro1">
          <table:table-cell office:value-type="string" calcext:value-type="string">
            <text:p>BahnsteigTreppe</text:p>
          </table:table-cell>
          <table:table-cell table:formula="of:=[Daten.B164]*32" office:value-type="float" office:value="192" calcext:value-type="float">
            <text:p>192</text:p>
          </table:table-cell>
          <table:table-cell table:formula="of:=[Daten.D164]" office:value-type="float" office:value="48" calcext:value-type="float">
            <text:p>48</text:p>
          </table:table-cell>
          <table:table-cell office:value-type="string" calcext:value-type="string">
            <text:p>Pers.</text:p>
          </table:table-cell>
          <table:table-cell table:formula="of:=[.C38]*4/10" office:value-type="currency" office:currency="EUR" office:value="19.2" calcext:value-type="currency">
            <text:p>19,20 €</text:p>
          </table:table-cell>
          <table:table-cell table:formula="of:=[.B38]*20" office:value-type="currency" office:currency="EUR" office:value="3840" calcext:value-type="currency">
            <text:p>3.840,00 €</text:p>
          </table:table-cell>
        </table:table-row>
        <table:table-row table:style-name="ro1">
          <table:table-cell office:value-type="string" calcext:value-type="string">
            <text:p>Bahnsteig Treppe 1s SW</text:p>
          </table:table-cell>
          <table:table-cell table:formula="of:=[Daten.B166]*32" office:value-type="float" office:value="96" calcext:value-type="float">
            <text:p>96</text:p>
          </table:table-cell>
          <table:table-cell table:formula="of:=[Daten.D165]" office:value-type="float" office:value="24" calcext:value-type="float">
            <text:p>24</text:p>
          </table:table-cell>
          <table:table-cell office:value-type="string" calcext:value-type="string">
            <text:p>Pers.</text:p>
          </table:table-cell>
          <table:table-cell table:formula="of:=[.C39]*4/10" office:value-type="currency" office:currency="EUR" office:value="9.6" calcext:value-type="currency">
            <text:p>9,60 €</text:p>
          </table:table-cell>
          <table:table-cell table:formula="of:=[.B39]*20" office:value-type="currency" office:currency="EUR" office:value="1920" calcext:value-type="currency">
            <text:p>1.920,00 €</text:p>
          </table:table-cell>
        </table:table-row>
        <table:table-row table:style-name="ro1">
          <table:table-cell office:value-type="string" calcext:value-type="string">
            <text:p>Bahnsteig Treppe 1s NO</text:p>
          </table:table-cell>
          <table:table-cell table:formula="of:=[Daten.B165]*32" office:value-type="float" office:value="96" calcext:value-type="float">
            <text:p>96</text:p>
          </table:table-cell>
          <table:table-cell table:formula="of:=[Daten.D165]" office:value-type="float" office:value="24" calcext:value-type="float">
            <text:p>24</text:p>
          </table:table-cell>
          <table:table-cell office:value-type="string" calcext:value-type="string">
            <text:p>Pers.</text:p>
          </table:table-cell>
          <table:table-cell table:formula="of:=[.C40]*4/10" office:value-type="currency" office:currency="EUR" office:value="9.6" calcext:value-type="currency">
            <text:p>9,60 €</text:p>
          </table:table-cell>
          <table:table-cell table:formula="of:=[.B40]*20" office:value-type="currency" office:currency="EUR" office:value="1920" calcext:value-type="currency">
            <text:p>1.920,00 €</text:p>
          </table:table-cell>
        </table:table-row>
        <table:table-row table:style-name="ro1">
          <table:table-cell office:value-type="string" calcext:value-type="string">
            <text:p>Alpiner Bahnsteig</text:p>
          </table:table-cell>
          <table:table-cell table:formula="of:=[Daten.B136]*32" office:value-type="float" office:value="128" calcext:value-type="float">
            <text:p>128</text:p>
          </table:table-cell>
          <table:table-cell table:formula="of:=[Daten.D136]" office:value-type="float" office:value="32" calcext:value-type="float">
            <text:p>32</text:p>
          </table:table-cell>
          <table:table-cell office:value-type="string" calcext:value-type="string">
            <text:p>Pers.</text:p>
          </table:table-cell>
          <table:table-cell table:formula="of:=[.C41]*4/10" office:value-type="currency" office:currency="EUR" office:value="12.8" calcext:value-type="currency">
            <text:p>12,80 €</text:p>
          </table:table-cell>
          <table:table-cell table:formula="of:=[.B41]*20" office:value-type="currency" office:currency="EUR" office:value="2560" calcext:value-type="currency">
            <text:p>2.560,00 €</text:p>
          </table:table-cell>
        </table:table-row>
        <table:table-row table:style-name="ro1">
          <table:table-cell office:value-type="string" calcext:value-type="string">
            <text:p>Bahnsteig Glasdach</text:p>
          </table:table-cell>
          <table:table-cell table:formula="of:=[Daten.B139]*32" office:value-type="float" office:value="256" calcext:value-type="float">
            <text:p>256</text:p>
          </table:table-cell>
          <table:table-cell table:formula="of:=[Daten.D139]" office:value-type="float" office:value="64" calcext:value-type="float">
            <text:p>64</text:p>
          </table:table-cell>
          <table:table-cell office:value-type="string" calcext:value-type="string">
            <text:p>Pers.</text:p>
          </table:table-cell>
          <table:table-cell table:formula="of:=[.C42]*4/10" office:value-type="currency" office:currency="EUR" office:value="25.6" calcext:value-type="currency">
            <text:p>25,60 €</text:p>
          </table:table-cell>
          <table:table-cell table:formula="of:=[.B42]*20" office:value-type="currency" office:currency="EUR" office:value="5120" calcext:value-type="currency">
            <text:p>5.120,00 €</text:p>
          </table:table-cell>
        </table:table-row>
        <table:table-row table:style-name="ro1">
          <table:table-cell office:value-type="string" calcext:value-type="string">
            <text:p>Bahnsteig Glasdach 1s SW</text:p>
          </table:table-cell>
          <table:table-cell table:formula="of:=[Daten.B140]*32" office:value-type="float" office:value="128" calcext:value-type="float">
            <text:p>128</text:p>
          </table:table-cell>
          <table:table-cell table:formula="of:=[Daten.D140]" office:value-type="float" office:value="32" calcext:value-type="float">
            <text:p>32</text:p>
          </table:table-cell>
          <table:table-cell office:value-type="string" calcext:value-type="string">
            <text:p>Pers.</text:p>
          </table:table-cell>
          <table:table-cell table:formula="of:=[.C43]*4/10" office:value-type="currency" office:currency="EUR" office:value="12.8" calcext:value-type="currency">
            <text:p>12,80 €</text:p>
          </table:table-cell>
          <table:table-cell table:formula="of:=[.B43]*20" office:value-type="currency" office:currency="EUR" office:value="2560" calcext:value-type="currency">
            <text:p>2.560,00 €</text:p>
          </table:table-cell>
        </table:table-row>
        <table:table-row table:style-name="ro1">
          <table:table-cell office:value-type="string" calcext:value-type="string">
            <text:p>Bahnsteig Glasdach 1s NO</text:p>
          </table:table-cell>
          <table:table-cell table:formula="of:=[Daten.B141]*32" office:value-type="float" office:value="128" calcext:value-type="float">
            <text:p>128</text:p>
          </table:table-cell>
          <table:table-cell table:formula="of:=[Daten.D141]" office:value-type="float" office:value="32" calcext:value-type="float">
            <text:p>32</text:p>
          </table:table-cell>
          <table:table-cell office:value-type="string" calcext:value-type="string">
            <text:p>Pers.</text:p>
          </table:table-cell>
          <table:table-cell table:formula="of:=[.C44]*4/10" office:value-type="currency" office:currency="EUR" office:value="12.8" calcext:value-type="currency">
            <text:p>12,80 €</text:p>
          </table:table-cell>
          <table:table-cell table:formula="of:=[.B44]*20" office:value-type="currency" office:currency="EUR" office:value="2560" calcext:value-type="currency">
            <text:p>2.560,00 €</text:p>
          </table:table-cell>
        </table:table-row>
        <table:table-row table:style-name="ro1">
          <table:table-cell office:value-type="string" calcext:value-type="string">
            <text:p>Sandbahnsteig</text:p>
          </table:table-cell>
          <table:table-cell table:formula="of:=[Daten.B169]*32" office:value-type="float" office:value="160" calcext:value-type="float">
            <text:p>160</text:p>
          </table:table-cell>
          <table:table-cell table:formula="of:=[Daten.D169]" office:value-type="float" office:value="40" calcext:value-type="float">
            <text:p>40</text:p>
          </table:table-cell>
          <table:table-cell office:value-type="string" calcext:value-type="string">
            <text:p>Fracht</text:p>
          </table:table-cell>
          <table:table-cell table:formula="of:=[.C45]*4/10" office:value-type="currency" office:currency="EUR" office:value="16" calcext:value-type="currency">
            <text:p>16,00 €</text:p>
          </table:table-cell>
          <table:table-cell table:formula="of:=[.B45]*20" office:value-type="currency" office:currency="EUR" office:value="3200" calcext:value-type="currency">
            <text:p>3.200,00 €</text:p>
          </table:table-cell>
        </table:table-row>
        <table:table-row table:style-name="ro1">
          <table:table-cell office:value-type="string" calcext:value-type="string">
            <text:p>Güterbahnsteig</text:p>
          </table:table-cell>
          <table:table-cell table:formula="of:=[Daten.B159]*32" office:value-type="float" office:value="192" calcext:value-type="float">
            <text:p>192</text:p>
          </table:table-cell>
          <table:table-cell table:formula="of:=[Daten.D159]" office:value-type="float" office:value="48" calcext:value-type="float">
            <text:p>48</text:p>
          </table:table-cell>
          <table:table-cell office:value-type="string" calcext:value-type="string">
            <text:p>Fracht</text:p>
          </table:table-cell>
          <table:table-cell table:formula="of:=[.C46]*4/10" office:value-type="currency" office:currency="EUR" office:value="19.2" calcext:value-type="currency">
            <text:p>19,20 €</text:p>
          </table:table-cell>
          <table:table-cell table:formula="of:=[.B46]*20" office:value-type="currency" office:currency="EUR" office:value="3840" calcext:value-type="currency">
            <text:p>3.840,00 €</text:p>
          </table:table-cell>
        </table:table-row>
        <table:table-row table:style-name="ro1">
          <table:table-cell office:value-type="string" calcext:value-type="string">
            <text:p>Bahnhofshalle</text:p>
          </table:table-cell>
          <table:table-cell table:formula="of:=[Daten.B137]*32" office:value-type="float" office:value="320" calcext:value-type="float">
            <text:p>320</text:p>
          </table:table-cell>
          <table:table-cell table:formula="of:=[Daten.D137]" office:value-type="float" office:value="80" calcext:value-type="float">
            <text:p>80</text:p>
          </table:table-cell>
          <table:table-cell office:value-type="string" calcext:value-type="string">
            <text:p>Fracht</text:p>
          </table:table-cell>
          <table:table-cell table:formula="of:=[.C47]*4/10" office:value-type="currency" office:currency="EUR" office:value="32" calcext:value-type="currency">
            <text:p>32,00 €</text:p>
          </table:table-cell>
          <table:table-cell table:formula="of:=[.B47]*20" office:value-type="currency" office:currency="EUR" office:value="6400" calcext:value-type="currency">
            <text:p>6.400,00 €</text:p>
          </table:table-cell>
        </table:table-row>
        <table:table-row table:style-name="ro1">
          <table:table-cell office:value-type="string" calcext:value-type="string">
            <text:p>Bahnhof mit Silo</text:p>
          </table:table-cell>
          <table:table-cell table:formula="of:=[Daten.B170]*32" office:value-type="float" office:value="288" calcext:value-type="float">
            <text:p>288</text:p>
          </table:table-cell>
          <table:table-cell table:formula="of:=[Daten.D170]" office:value-type="float" office:value="72" calcext:value-type="float">
            <text:p>72</text:p>
          </table:table-cell>
          <table:table-cell office:value-type="string" calcext:value-type="string">
            <text:p>Fracht</text:p>
          </table:table-cell>
          <table:table-cell table:formula="of:=[.C48]*4/10" office:value-type="currency" office:currency="EUR" office:value="28.8" calcext:value-type="currency">
            <text:p>28,80 €</text:p>
          </table:table-cell>
          <table:table-cell table:formula="of:=[.B48]*20" office:value-type="currency" office:currency="EUR" office:value="5760" calcext:value-type="currency">
            <text:p>5.760,00 €</text:p>
          </table:table-cell>
        </table:table-row>
        <table:table-row table:style-name="ro1">
          <table:table-cell office:value-type="string" calcext:value-type="string">
            <text:p>Bahnhof Lauingen</text:p>
          </table:table-cell>
          <table:table-cell table:formula="of:=[Daten.B138]*32" office:value-type="float" office:value="160" calcext:value-type="float">
            <text:p>160</text:p>
          </table:table-cell>
          <table:table-cell table:formula="of:=[Daten.D138]" office:value-type="float" office:value="40" calcext:value-type="float">
            <text:p>40</text:p>
          </table:table-cell>
          <table:table-cell office:value-type="string" calcext:value-type="string">
            <text:p>Fracht</text:p>
          </table:table-cell>
          <table:table-cell table:formula="of:=[.C49]*4/10" office:value-type="currency" office:currency="EUR" office:value="16" calcext:value-type="currency">
            <text:p>16,00 €</text:p>
          </table:table-cell>
          <table:table-cell table:formula="of:=[.B49]*20" office:value-type="currency" office:currency="EUR" office:value="3200" calcext:value-type="currency">
            <text:p>3.200,00 €</text:p>
          </table:table-cell>
        </table:table-row>
        <table:table-row table:style-name="ro1">
          <table:table-cell office:value-type="string" calcext:value-type="string">
            <text:p>Viktorianischer BHF</text:p>
          </table:table-cell>
          <table:table-cell table:formula="of:=[Daten.B174]*32" office:value-type="float" office:value="96" calcext:value-type="float">
            <text:p>96</text:p>
          </table:table-cell>
          <table:table-cell table:formula="of:=[Daten.D174]" office:value-type="float" office:value="24" calcext:value-type="float">
            <text:p>24</text:p>
          </table:table-cell>
          <table:table-cell office:value-type="string" calcext:value-type="string">
            <text:p>Fracht</text:p>
          </table:table-cell>
          <table:table-cell table:formula="of:=[.C50]*4/10" office:value-type="currency" office:currency="EUR" office:value="9.6" calcext:value-type="currency">
            <text:p>9,60 €</text:p>
          </table:table-cell>
          <table:table-cell table:formula="of:=[.B50]*20" office:value-type="currency" office:currency="EUR" office:value="1920" calcext:value-type="currency">
            <text:p>1.920,00 €</text:p>
          </table:table-cell>
        </table:table-row>
        <table:table-row table:style-name="ro1">
          <table:table-cell office:value-type="string" calcext:value-type="string">
            <text:p>Bahnhof Krakow</text:p>
          </table:table-cell>
          <table:table-cell table:formula="of:=[Daten.B157]*32" office:value-type="float" office:value="128" calcext:value-type="float">
            <text:p>128</text:p>
          </table:table-cell>
          <table:table-cell table:formula="of:=[Daten.D157]" office:value-type="float" office:value="24" calcext:value-type="float">
            <text:p>24</text:p>
          </table:table-cell>
          <table:table-cell office:value-type="string" calcext:value-type="string">
            <text:p>Fracht</text:p>
          </table:table-cell>
          <table:table-cell table:formula="of:=[.C51]*4/10" office:value-type="currency" office:currency="EUR" office:value="9.6" calcext:value-type="currency">
            <text:p>9,60 €</text:p>
          </table:table-cell>
          <table:table-cell table:formula="of:=[.B51]*20" office:value-type="currency" office:currency="EUR" office:value="2560" calcext:value-type="currency">
            <text:p>2.560,00 €</text:p>
          </table:table-cell>
        </table:table-row>
        <table:table-row table:style-name="ro1">
          <table:table-cell office:value-type="string" calcext:value-type="string">
            <text:p>Alpiner BHF Nebengeb.</text:p>
          </table:table-cell>
          <table:table-cell table:formula="of:=[Daten.B135]*32" office:value-type="float" office:value="160" calcext:value-type="float">
            <text:p>160</text:p>
          </table:table-cell>
          <table:table-cell table:formula="of:=[Daten.D135]" office:value-type="float" office:value="40" calcext:value-type="float">
            <text:p>40</text:p>
          </table:table-cell>
          <table:table-cell office:value-type="string" calcext:value-type="string">
            <text:p>Fracht</text:p>
          </table:table-cell>
          <table:table-cell table:formula="of:=[.C52]*4/10" office:value-type="currency" office:currency="EUR" office:value="16" calcext:value-type="currency">
            <text:p>16,00 €</text:p>
          </table:table-cell>
          <table:table-cell table:formula="of:=[.B52]*20" office:value-type="currency" office:currency="EUR" office:value="3200" calcext:value-type="currency">
            <text:p>3.200,00 €</text:p>
          </table:table-cell>
        </table:table-row>
        <table:table-row table:style-name="ro1">
          <table:table-cell office:value-type="string" calcext:value-type="string">
            <text:p>Alpiner BHF Hauptgeb.</text:p>
          </table:table-cell>
          <table:table-cell table:formula="of:=[Daten.B134]*32" office:value-type="float" office:value="320" calcext:value-type="float">
            <text:p>320</text:p>
          </table:table-cell>
          <table:table-cell table:formula="of:=[Daten.D134]" office:value-type="float" office:value="80" calcext:value-type="float">
            <text:p>80</text:p>
          </table:table-cell>
          <table:table-cell office:value-type="string" calcext:value-type="string">
            <text:p>Fracht</text:p>
          </table:table-cell>
          <table:table-cell table:formula="of:=[.C53]*4/10" office:value-type="currency" office:currency="EUR" office:value="32" calcext:value-type="currency">
            <text:p>32,00 €</text:p>
          </table:table-cell>
          <table:table-cell table:formula="of:=[.B53]*20" office:value-type="currency" office:currency="EUR" office:value="6400" calcext:value-type="currency">
            <text:p>6.400,00 €</text:p>
          </table:table-cell>
        </table:table-row>
        <table:table-row table:style-name="ro1">
          <table:table-cell office:value-type="string" calcext:value-type="string">
            <text:p>kohlenbansen erw.</text:p>
          </table:table-cell>
          <table:table-cell office:value-type="float" office:value="96" calcext:value-type="float">
            <text:p>96</text:p>
          </table:table-cell>
          <table:table-cell table:formula="of:=[Daten.D155]" office:value-type="float" office:value="24" calcext:value-type="float">
            <text:p>24</text:p>
          </table:table-cell>
          <table:table-cell office:value-type="string" calcext:value-type="string">
            <text:p>Fracht</text:p>
          </table:table-cell>
          <table:table-cell table:formula="of:=[.C54]*4/10" office:value-type="currency" office:currency="EUR" office:value="9.6" calcext:value-type="currency">
            <text:p>9,60 €</text:p>
          </table:table-cell>
          <table:table-cell table:formula="of:=[.B54]*20" office:value-type="currency" office:currency="EUR" office:value="1920" calcext:value-type="currency">
            <text:p>1.920,00 €</text:p>
          </table:table-cell>
        </table:table-row>
        <table:table-row table:style-name="ro1">
          <table:table-cell office:value-type="string" calcext:value-type="string">
            <text:p>Dieseltankstelle</text:p>
          </table:table-cell>
          <table:table-cell office:value-type="float" office:value="96" calcext:value-type="float">
            <text:p>96</text:p>
          </table:table-cell>
          <table:table-cell table:formula="of:=[Daten.D149]" office:value-type="float" office:value="24" calcext:value-type="float">
            <text:p>24</text:p>
          </table:table-cell>
          <table:table-cell office:value-type="string" calcext:value-type="string">
            <text:p>Fracht</text:p>
          </table:table-cell>
          <table:table-cell table:formula="of:=[.C55]*4/10" office:value-type="currency" office:currency="EUR" office:value="9.6" calcext:value-type="currency">
            <text:p>9,60 €</text:p>
          </table:table-cell>
          <table:table-cell table:formula="of:=[.B55]*20" office:value-type="currency" office:currency="EUR" office:value="1920" calcext:value-type="currency">
            <text:p>1.920,00 €</text:p>
          </table:table-cell>
        </table:table-row>
        <table:table-row table:style-name="ro1">
          <table:table-cell office:value-type="string" calcext:value-type="string">
            <text:p>Kohlenbansen</text:p>
          </table:table-cell>
          <table:table-cell office:value-type="float" office:value="128" calcext:value-type="float">
            <text:p>128</text:p>
          </table:table-cell>
          <table:table-cell table:formula="of:=[Daten.D156]" office:value-type="float" office:value="32" calcext:value-type="float">
            <text:p>32</text:p>
          </table:table-cell>
          <table:table-cell office:value-type="string" calcext:value-type="string">
            <text:p>Fracht</text:p>
          </table:table-cell>
          <table:table-cell table:formula="of:=[.C56]*4/10" office:value-type="currency" office:currency="EUR" office:value="12.8" calcext:value-type="currency">
            <text:p>12,80 €</text:p>
          </table:table-cell>
          <table:table-cell table:formula="of:=[.B56]*20" office:value-type="currency" office:currency="EUR" office:value="2560" calcext:value-type="currency">
            <text:p>2.560,00 €</text:p>
          </table:table-cell>
        </table:table-row>
        <table:table-row table:style-name="ro1">
          <table:table-cell office:value-type="string" calcext:value-type="string">
            <text:p>Lagerhalle</text:p>
          </table:table-cell>
          <table:table-cell office:value-type="float" office:value="320" calcext:value-type="float">
            <text:p>320</text:p>
          </table:table-cell>
          <table:table-cell table:formula="of:=[Daten.D154]" office:value-type="float" office:value="80" calcext:value-type="float">
            <text:p>80</text:p>
          </table:table-cell>
          <table:table-cell office:value-type="string" calcext:value-type="string">
            <text:p>Fracht</text:p>
          </table:table-cell>
          <table:table-cell table:formula="of:=[.C57]*4/10" office:value-type="currency" office:currency="EUR" office:value="32" calcext:value-type="currency">
            <text:p>32,00 €</text:p>
          </table:table-cell>
          <table:table-cell table:formula="of:=[.B57]*20" office:value-type="currency" office:currency="EUR" office:value="6400" calcext:value-type="currency">
            <text:p>6.400,00 €</text:p>
          </table:table-cell>
        </table:table-row>
        <table:table-row table:style-name="ro1">
          <table:table-cell office:value-type="string" calcext:value-type="string">
            <text:p>Stellwerk</text:p>
          </table:table-cell>
          <table:table-cell office:value-type="float" office:value="128" calcext:value-type="float">
            <text:p>128</text:p>
          </table:table-cell>
          <table:table-cell table:formula="of:=[Daten.D171]" office:value-type="float" office:value="32" calcext:value-type="float">
            <text:p>32</text:p>
          </table:table-cell>
          <table:table-cell office:value-type="string" calcext:value-type="string">
            <text:p>Fracht</text:p>
          </table:table-cell>
          <table:table-cell table:formula="of:=[.C58]*4/10" office:value-type="currency" office:currency="EUR" office:value="12.8" calcext:value-type="currency">
            <text:p>12,80 €</text:p>
          </table:table-cell>
          <table:table-cell table:formula="of:=[.B58]*20" office:value-type="currency" office:currency="EUR" office:value="2560" calcext:value-type="currency">
            <text:p>2.560,00 €</text:p>
          </table:table-cell>
        </table:table-row>
        <table:table-row table:style-name="ro1">
          <table:table-cell office:value-type="string" calcext:value-type="string">
            <text:p>S-Bahnsteig</text:p>
          </table:table-cell>
          <table:table-cell office:value-type="float" office:value="192" calcext:value-type="float">
            <text:p>192</text:p>
          </table:table-cell>
          <table:table-cell table:formula="of:=[Daten.D172]" office:value-type="float" office:value="48" calcext:value-type="float">
            <text:p>48</text:p>
          </table:table-cell>
          <table:table-cell office:value-type="string" calcext:value-type="string">
            <text:p>Pers./Fracht</text:p>
          </table:table-cell>
          <table:table-cell table:formula="of:=[.C59]*4/10" office:value-type="currency" office:currency="EUR" office:value="19.2" calcext:value-type="currency">
            <text:p>19,20 €</text:p>
          </table:table-cell>
          <table:table-cell table:formula="of:=[.B59]*20" office:value-type="currency" office:currency="EUR" office:value="3840" calcext:value-type="currency">
            <text:p>3.840,00 €</text:p>
          </table:table-cell>
        </table:table-row>
        <table:table-row table:style-name="ro1">
          <table:table-cell table:number-columns-repeated="4"/>
          <table:table-cell table:style-name="ce50"/>
          <table:table-cell/>
        </table:table-row>
        <table:table-row table:style-name="ro1">
          <table:table-cell office:value-type="string" calcext:value-type="string">
            <text:p>GrosserTank</text:p>
          </table:table-cell>
          <table:table-cell office:value-type="float" office:value="192" calcext:value-type="float">
            <text:p>192</text:p>
          </table:table-cell>
          <table:table-cell table:formula="of:=[Daten.D109]" office:value-type="float" office:value="40" calcext:value-type="float">
            <text:p>40</text:p>
          </table:table-cell>
          <table:table-cell/>
          <table:table-cell table:formula="of:=[.C61]*4/10" office:value-type="currency" office:currency="EUR" office:value="16" calcext:value-type="currency">
            <text:p>16,00 €</text:p>
          </table:table-cell>
          <table:table-cell table:formula="of:=[.B61]*20" office:value-type="currency" office:currency="EUR" office:value="3840" calcext:value-type="currency">
            <text:p>3.840,00 €</text:p>
          </table:table-cell>
        </table:table-row>
        <table:table-row table:style-name="ro1">
          <table:table-cell office:value-type="string" calcext:value-type="string">
            <text:p>Parkplatz</text:p>
          </table:table-cell>
          <table:table-cell office:value-type="float" office:value="160" calcext:value-type="float">
            <text:p>160</text:p>
          </table:table-cell>
          <table:table-cell table:formula="of:=[Daten.D122]" office:value-type="float" office:value="32" calcext:value-type="float">
            <text:p>32</text:p>
          </table:table-cell>
          <table:table-cell/>
          <table:table-cell table:formula="of:=[.C62]*4/10" office:value-type="currency" office:currency="EUR" office:value="12.8" calcext:value-type="currency">
            <text:p>12,80 €</text:p>
          </table:table-cell>
          <table:table-cell table:formula="of:=[.B62]*20" office:value-type="currency" office:currency="EUR" office:value="3200" calcext:value-type="currency">
            <text:p>3.200,00 €</text:p>
          </table:table-cell>
        </table:table-row>
        <table:table-row table:style-name="ro1">
          <table:table-cell office:value-type="string" calcext:value-type="string">
            <text:p>Lagerplatz_Erz</text:p>
          </table:table-cell>
          <table:table-cell office:value-type="float" office:value="224" calcext:value-type="float">
            <text:p>224</text:p>
          </table:table-cell>
          <table:table-cell table:formula="of:=[Daten.D112]" office:value-type="float" office:value="32" calcext:value-type="float">
            <text:p>32</text:p>
          </table:table-cell>
          <table:table-cell/>
          <table:table-cell table:formula="of:=[.C63]*4/10" office:value-type="currency" office:currency="EUR" office:value="12.8" calcext:value-type="currency">
            <text:p>12,80 €</text:p>
          </table:table-cell>
          <table:table-cell table:formula="of:=[.B63]*20" office:value-type="currency" office:currency="EUR" office:value="4480" calcext:value-type="currency">
            <text:p>4.480,00 €</text:p>
          </table:table-cell>
        </table:table-row>
        <table:table-row table:style-name="ro1">
          <table:table-cell office:value-type="string" calcext:value-type="string">
            <text:p>Lagerplatz_Holz</text:p>
          </table:table-cell>
          <table:table-cell office:value-type="float" office:value="224" calcext:value-type="float">
            <text:p>224</text:p>
          </table:table-cell>
          <table:table-cell table:formula="of:=[Daten.D113]" office:value-type="float" office:value="56" calcext:value-type="float">
            <text:p>56</text:p>
          </table:table-cell>
          <table:table-cell/>
          <table:table-cell table:formula="of:=[.C64]*4/10" office:value-type="currency" office:currency="EUR" office:value="22.4" calcext:value-type="currency">
            <text:p>22,40 €</text:p>
          </table:table-cell>
          <table:table-cell table:formula="of:=[.B64]*20" office:value-type="currency" office:currency="EUR" office:value="4480" calcext:value-type="currency">
            <text:p>4.480,00 €</text:p>
          </table:table-cell>
        </table:table-row>
        <table:table-row table:style-name="ro1">
          <table:table-cell office:value-type="string" calcext:value-type="string">
            <text:p>Lagerplatz_Kohle</text:p>
          </table:table-cell>
          <table:table-cell office:value-type="float" office:value="224" calcext:value-type="float">
            <text:p>224</text:p>
          </table:table-cell>
          <table:table-cell table:formula="of:=[Daten.D114]" office:value-type="float" office:value="56" calcext:value-type="float">
            <text:p>56</text:p>
          </table:table-cell>
          <table:table-cell/>
          <table:table-cell table:formula="of:=[.C65]*4/10" office:value-type="currency" office:currency="EUR" office:value="22.4" calcext:value-type="currency">
            <text:p>22,40 €</text:p>
          </table:table-cell>
          <table:table-cell table:formula="of:=[.B65]*20" office:value-type="currency" office:currency="EUR" office:value="4480" calcext:value-type="currency">
            <text:p>4.480,00 €</text:p>
          </table:table-cell>
        </table:table-row>
        <table:table-row table:style-name="ro1">
          <table:table-cell office:value-type="string" calcext:value-type="string">
            <text:p>Lagerplatz_Muell</text:p>
          </table:table-cell>
          <table:table-cell office:value-type="float" office:value="224" calcext:value-type="float">
            <text:p>224</text:p>
          </table:table-cell>
          <table:table-cell table:formula="of:=[Daten.D115]" office:value-type="float" office:value="56" calcext:value-type="float">
            <text:p>56</text:p>
          </table:table-cell>
          <table:table-cell/>
          <table:table-cell table:formula="of:=[.C66]*4/10" office:value-type="currency" office:currency="EUR" office:value="22.4" calcext:value-type="currency">
            <text:p>22,40 €</text:p>
          </table:table-cell>
          <table:table-cell table:formula="of:=[.B66]*20" office:value-type="currency" office:currency="EUR" office:value="4480" calcext:value-type="currency">
            <text:p>4.480,00 €</text:p>
          </table:table-cell>
        </table:table-row>
        <table:table-row table:style-name="ro1">
          <table:table-cell office:value-type="string" calcext:value-type="string">
            <text:p>Lagerplatz_Sand</text:p>
          </table:table-cell>
          <table:table-cell office:value-type="float" office:value="224" calcext:value-type="float">
            <text:p>224</text:p>
          </table:table-cell>
          <table:table-cell table:formula="of:=[Daten.D116]" office:value-type="float" office:value="56" calcext:value-type="float">
            <text:p>56</text:p>
          </table:table-cell>
          <table:table-cell/>
          <table:table-cell table:formula="of:=[.C67]*4/10" office:value-type="currency" office:currency="EUR" office:value="22.4" calcext:value-type="currency">
            <text:p>22,40 €</text:p>
          </table:table-cell>
          <table:table-cell table:formula="of:=[.B67]*20" office:value-type="currency" office:currency="EUR" office:value="4480" calcext:value-type="currency">
            <text:p>4.480,00 €</text:p>
          </table:table-cell>
        </table:table-row>
        <table:table-row table:style-name="ro1">
          <table:table-cell office:value-type="string" calcext:value-type="string">
            <text:p>Lagerplatz_Schrott</text:p>
          </table:table-cell>
          <table:table-cell office:value-type="float" office:value="224" calcext:value-type="float">
            <text:p>224</text:p>
          </table:table-cell>
          <table:table-cell table:formula="of:=[Daten.D117]" office:value-type="float" office:value="56" calcext:value-type="float">
            <text:p>56</text:p>
          </table:table-cell>
          <table:table-cell/>
          <table:table-cell table:formula="of:=[.C68]*4/10" office:value-type="currency" office:currency="EUR" office:value="22.4" calcext:value-type="currency">
            <text:p>22,40 €</text:p>
          </table:table-cell>
          <table:table-cell table:formula="of:=[.B68]*20" office:value-type="currency" office:currency="EUR" office:value="4480" calcext:value-type="currency">
            <text:p>4.480,00 €</text:p>
          </table:table-cell>
        </table:table-row>
        <table:table-row table:style-name="ro1">
          <table:table-cell office:value-type="string" calcext:value-type="string">
            <text:p>Lagerplatz_Stahl</text:p>
          </table:table-cell>
          <table:table-cell office:value-type="float" office:value="224" calcext:value-type="float">
            <text:p>224</text:p>
          </table:table-cell>
          <table:table-cell table:formula="of:=[Daten.D118]" office:value-type="float" office:value="56" calcext:value-type="float">
            <text:p>56</text:p>
          </table:table-cell>
          <table:table-cell/>
          <table:table-cell table:formula="of:=[.C69]*4/10" office:value-type="currency" office:currency="EUR" office:value="22.4" calcext:value-type="currency">
            <text:p>22,40 €</text:p>
          </table:table-cell>
          <table:table-cell table:formula="of:=[.B69]*20" office:value-type="currency" office:currency="EUR" office:value="4480" calcext:value-type="currency">
            <text:p>4.480,00 €</text:p>
          </table:table-cell>
        </table:table-row>
        <table:table-row table:style-name="ro1">
          <table:table-cell office:value-type="string" calcext:value-type="string">
            <text:p>Lagerplatz_Steine</text:p>
          </table:table-cell>
          <table:table-cell office:value-type="float" office:value="224" calcext:value-type="float">
            <text:p>224</text:p>
          </table:table-cell>
          <table:table-cell table:formula="of:=[Daten.D119]" office:value-type="float" office:value="56" calcext:value-type="float">
            <text:p>56</text:p>
          </table:table-cell>
          <table:table-cell/>
          <table:table-cell table:formula="of:=[.C70]*4/10" office:value-type="currency" office:currency="EUR" office:value="22.4" calcext:value-type="currency">
            <text:p>22,40 €</text:p>
          </table:table-cell>
          <table:table-cell table:formula="of:=[.B70]*20" office:value-type="currency" office:currency="EUR" office:value="4480" calcext:value-type="currency">
            <text:p>4.480,00 €</text:p>
          </table:table-cell>
        </table:table-row>
        <table:table-row table:style-name="ro1">
          <table:table-cell office:value-type="string" calcext:value-type="string">
            <text:p>Portalkran_Schrott_1970</text:p>
          </table:table-cell>
          <table:table-cell office:value-type="float" office:value="256" calcext:value-type="float">
            <text:p>256</text:p>
          </table:table-cell>
          <table:table-cell table:formula="of:=[Daten.D124]" office:value-type="float" office:value="64" calcext:value-type="float">
            <text:p>64</text:p>
          </table:table-cell>
          <table:table-cell/>
          <table:table-cell table:formula="of:=[.C71]*4/10" office:value-type="currency" office:currency="EUR" office:value="25.6" calcext:value-type="currency">
            <text:p>25,60 €</text:p>
          </table:table-cell>
          <table:table-cell table:formula="of:=[.B71]*20" office:value-type="currency" office:currency="EUR" office:value="5120" calcext:value-type="currency">
            <text:p>5.120,00 €</text:p>
          </table:table-cell>
        </table:table-row>
        <table:table-row table:style-name="ro1">
          <table:table-cell office:value-type="string" calcext:value-type="string">
            <text:p>Portalkran_Holz_1985</text:p>
          </table:table-cell>
          <table:table-cell office:value-type="float" office:value="256" calcext:value-type="float">
            <text:p>256</text:p>
          </table:table-cell>
          <table:table-cell table:formula="of:=[Daten.D123]" office:value-type="float" office:value="64" calcext:value-type="float">
            <text:p>64</text:p>
          </table:table-cell>
          <table:table-cell/>
          <table:table-cell table:formula="of:=[.C72]*4/10" office:value-type="currency" office:currency="EUR" office:value="25.6" calcext:value-type="currency">
            <text:p>25,60 €</text:p>
          </table:table-cell>
          <table:table-cell table:formula="of:=[.B72]*20" office:value-type="currency" office:currency="EUR" office:value="5120" calcext:value-type="currency">
            <text:p>5.120,00 €</text:p>
          </table:table-cell>
        </table:table-row>
        <table:table-row table:style-name="ro1">
          <table:table-cell office:value-type="string" calcext:value-type="string">
            <text:p>Portalkran_Schuettgut_1970</text:p>
          </table:table-cell>
          <table:table-cell office:value-type="float" office:value="256" calcext:value-type="float">
            <text:p>256</text:p>
          </table:table-cell>
          <table:table-cell table:formula="of:=[Daten.D125]" office:value-type="float" office:value="64" calcext:value-type="float">
            <text:p>64</text:p>
          </table:table-cell>
          <table:table-cell/>
          <table:table-cell table:formula="of:=[.C73]*4/10" office:value-type="currency" office:currency="EUR" office:value="25.6" calcext:value-type="currency">
            <text:p>25,60 €</text:p>
          </table:table-cell>
          <table:table-cell table:formula="of:=[.B73]*20" office:value-type="currency" office:currency="EUR" office:value="5120" calcext:value-type="currency">
            <text:p>5.120,00 €</text:p>
          </table:table-cell>
        </table:table-row>
        <table:table-row table:style-name="ro1">
          <table:table-cell office:value-type="string" calcext:value-type="string">
            <text:p>Portalkran_Stahl_1973</text:p>
          </table:table-cell>
          <table:table-cell office:value-type="float" office:value="256" calcext:value-type="float">
            <text:p>256</text:p>
          </table:table-cell>
          <table:table-cell table:formula="of:=[Daten.D126]" office:value-type="float" office:value="64" calcext:value-type="float">
            <text:p>64</text:p>
          </table:table-cell>
          <table:table-cell/>
          <table:table-cell table:formula="of:=[.C74]*4/10" office:value-type="currency" office:currency="EUR" office:value="25.6" calcext:value-type="currency">
            <text:p>25,60 €</text:p>
          </table:table-cell>
          <table:table-cell table:formula="of:=[.B74]*20" office:value-type="currency" office:currency="EUR" office:value="5120" calcext:value-type="currency">
            <text:p>5.120,00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eppelin-Ankermast</text:p>
          </table:table-cell>
          <table:table-cell table:formula="of:=[Daten.B100]*32" office:value-type="float" office:value="32" calcext:value-type="float">
            <text:p>32</text:p>
          </table:table-cell>
          <table:table-cell table:formula="of:=[Daten.D100]" office:value-type="float" office:value="8" calcext:value-type="float">
            <text:p>8</text:p>
          </table:table-cell>
          <table:table-cell/>
          <table:table-cell table:formula="of:=[.C76]*4/10" office:value-type="currency" office:currency="EUR" office:value="3.2" calcext:value-type="currency">
            <text:p>3,20 €</text:p>
          </table:table-cell>
          <table:table-cell table:formula="of:=[.B76]*20" office:value-type="currency" office:currency="EUR" office:value="640" calcext:value-type="currency">
            <text:p>640,00 €</text:p>
          </table:table-cell>
        </table:table-row>
        <table:table-row table:style-name="ro1">
          <table:table-cell office:value-type="string" calcext:value-type="string">
            <text:p>Tower</text:p>
          </table:table-cell>
          <table:table-cell table:formula="of:=[Daten.B107]*32" office:value-type="float" office:value="64" calcext:value-type="float">
            <text:p>64</text:p>
          </table:table-cell>
          <table:table-cell table:formula="of:=[Daten.D107]" office:value-type="float" office:value="16" calcext:value-type="float">
            <text:p>16</text:p>
          </table:table-cell>
          <table:table-cell/>
          <table:table-cell table:formula="of:=[.C77]*4/10" office:value-type="currency" office:currency="EUR" office:value="6.4" calcext:value-type="currency">
            <text:p>6,40 €</text:p>
          </table:table-cell>
          <table:table-cell table:formula="of:=[.B77]*20" office:value-type="currency" office:currency="EUR" office:value="1280" calcext:value-type="currency">
            <text:p>1.280,00 €</text:p>
          </table:table-cell>
        </table:table-row>
        <table:table-row table:style-name="ro1">
          <table:table-cell office:value-type="string" calcext:value-type="string">
            <text:p>Empfangsgebäude (Böblingen)</text:p>
          </table:table-cell>
          <table:table-cell table:formula="of:=[Daten.B101]*32" office:value-type="float" office:value="96" calcext:value-type="float">
            <text:p>96</text:p>
          </table:table-cell>
          <table:table-cell table:formula="of:=[Daten.D101]" office:value-type="float" office:value="24" calcext:value-type="float">
            <text:p>24</text:p>
          </table:table-cell>
          <table:table-cell/>
          <table:table-cell table:formula="of:=[.C78]*4/10" office:value-type="currency" office:currency="EUR" office:value="9.6" calcext:value-type="currency">
            <text:p>9,60 €</text:p>
          </table:table-cell>
          <table:table-cell table:formula="of:=[.B78]*20" office:value-type="currency" office:currency="EUR" office:value="1920" calcext:value-type="currency">
            <text:p>1.920,00 €</text:p>
          </table:table-cell>
        </table:table-row>
        <table:table-row table:style-name="ro1">
          <table:table-cell office:value-type="string" calcext:value-type="string">
            <text:p>Bahnhof Dürrenberg</text:p>
          </table:table-cell>
          <table:table-cell table:formula="of:=[Daten.B151]*32" office:value-type="float" office:value="64" calcext:value-type="float">
            <text:p>64</text:p>
          </table:table-cell>
          <table:table-cell table:formula="of:=[Daten.D151]" office:value-type="float" office:value="8" calcext:value-type="float">
            <text:p>8</text:p>
          </table:table-cell>
          <table:table-cell/>
          <table:table-cell table:formula="of:=[.C79]*4/10" office:value-type="currency" office:currency="EUR" office:value="3.2" calcext:value-type="currency">
            <text:p>3,20 €</text:p>
          </table:table-cell>
          <table:table-cell table:formula="of:=[.B79]*20" office:value-type="currency" office:currency="EUR" office:value="1280" calcext:value-type="currency">
            <text:p>1.280,00 €</text:p>
          </table:table-cell>
        </table:table-row>
        <table:table-row table:style-name="ro1">
          <table:table-cell office:value-type="string" calcext:value-type="string">
            <text:p>Empfangsgebäude (Laage)</text:p>
          </table:table-cell>
          <table:table-cell table:formula="of:=[Daten.B102]*32" office:value-type="float" office:value="64" calcext:value-type="float">
            <text:p>64</text:p>
          </table:table-cell>
          <table:table-cell table:formula="of:=[Daten.D102]" office:value-type="float" office:value="16" calcext:value-type="float">
            <text:p>16</text:p>
          </table:table-cell>
          <table:table-cell/>
          <table:table-cell table:formula="of:=[.C80]*4/10" office:value-type="currency" office:currency="EUR" office:value="6.4" calcext:value-type="currency">
            <text:p>6,40 €</text:p>
          </table:table-cell>
          <table:table-cell table:formula="of:=[.B80]*20" office:value-type="currency" office:currency="EUR" office:value="1280" calcext:value-type="currency">
            <text:p>1.280,00 €</text:p>
          </table:table-cell>
        </table:table-row>
        <table:table-row table:style-name="ro1">
          <table:table-cell office:value-type="string" calcext:value-type="string">
            <text:p>Postterminal</text:p>
          </table:table-cell>
          <table:table-cell table:formula="of:=[Daten.B106]*32" office:value-type="float" office:value="64" calcext:value-type="float">
            <text:p>64</text:p>
          </table:table-cell>
          <table:table-cell table:formula="of:=[Daten.D106]" office:value-type="float" office:value="16" calcext:value-type="float">
            <text:p>16</text:p>
          </table:table-cell>
          <table:table-cell/>
          <table:table-cell table:formula="of:=[.C81]*4/10" office:value-type="currency" office:currency="EUR" office:value="6.4" calcext:value-type="currency">
            <text:p>6,40 €</text:p>
          </table:table-cell>
          <table:table-cell table:formula="of:=[.B81]*20" office:value-type="currency" office:currency="EUR" office:value="1280" calcext:value-type="currency">
            <text:p>1.280,00 €</text:p>
          </table:table-cell>
        </table:table-row>
        <table:table-row table:style-name="ro1">
          <table:table-cell office:value-type="string" calcext:value-type="string">
            <text:p>Frachthalle (Gera)</text:p>
          </table:table-cell>
          <table:table-cell table:formula="of:=[Daten.B103]*32" office:value-type="float" office:value="96" calcext:value-type="float">
            <text:p>96</text:p>
          </table:table-cell>
          <table:table-cell table:formula="of:=[Daten.D103]" office:value-type="float" office:value="24" calcext:value-type="float">
            <text:p>24</text:p>
          </table:table-cell>
          <table:table-cell/>
          <table:table-cell table:formula="of:=[.C82]*4/10" office:value-type="currency" office:currency="EUR" office:value="9.6" calcext:value-type="currency">
            <text:p>9,60 €</text:p>
          </table:table-cell>
          <table:table-cell table:formula="of:=[.B82]*20" office:value-type="currency" office:currency="EUR" office:value="1920" calcext:value-type="currency">
            <text:p>1.920,00 €</text:p>
          </table:table-cell>
        </table:table-row>
        <table:table-row table:style-name="ro1">
          <table:table-cell office:value-type="string" calcext:value-type="string">
            <text:p>Ölhafen</text:p>
          </table:table-cell>
          <table:table-cell table:formula="of:=[Daten.B218]*32" office:value-type="float" office:value="288" calcext:value-type="float">
            <text:p>288</text:p>
          </table:table-cell>
          <table:table-cell table:formula="of:=[Daten.D218]" office:value-type="float" office:value="72" calcext:value-type="float">
            <text:p>72</text:p>
          </table:table-cell>
          <table:table-cell/>
          <table:table-cell table:formula="of:=[.C83]*4/10" office:value-type="currency" office:currency="EUR" office:value="28.8" calcext:value-type="currency">
            <text:p>28,80 €</text:p>
          </table:table-cell>
          <table:table-cell table:formula="of:=[.B83]*20" office:value-type="currency" office:currency="EUR" office:value="5760" calcext:value-type="currency">
            <text:p>5.760,00 €</text:p>
          </table:table-cell>
        </table:table-row>
        <table:table-row table:style-name="ro1">
          <table:table-cell office:value-type="string" calcext:value-type="string">
            <text:p>Frachthafen</text:p>
          </table:table-cell>
          <table:table-cell table:formula="of:=[Daten.B214]*32" office:value-type="float" office:value="64" calcext:value-type="float">
            <text:p>64</text:p>
          </table:table-cell>
          <table:table-cell table:formula="of:=[Daten.D213]" office:value-type="float" office:value="72" calcext:value-type="float">
            <text:p>72</text:p>
          </table:table-cell>
          <table:table-cell/>
          <table:table-cell table:formula="of:=[.C84]*4/10" office:value-type="currency" office:currency="EUR" office:value="28.8" calcext:value-type="currency">
            <text:p>28,80 €</text:p>
          </table:table-cell>
          <table:table-cell table:formula="of:=[.B84]*20" office:value-type="currency" office:currency="EUR" office:value="1280" calcext:value-type="currency">
            <text:p>1.280,00 €</text:p>
          </table:table-cell>
        </table:table-row>
        <table:table-row table:style-name="ro1">
          <table:table-cell office:value-type="string" calcext:value-type="string">
            <text:p>Schüttguthafen</text:p>
          </table:table-cell>
          <table:table-cell table:formula="of:=[Daten.B222]*32" office:value-type="float" office:value="288" calcext:value-type="float">
            <text:p>288</text:p>
          </table:table-cell>
          <table:table-cell table:formula="of:=[Daten.D222]" office:value-type="float" office:value="72" calcext:value-type="float">
            <text:p>72</text:p>
          </table:table-cell>
          <table:table-cell/>
          <table:table-cell table:formula="of:=[.C85]*4/10" office:value-type="currency" office:currency="EUR" office:value="28.8" calcext:value-type="currency">
            <text:p>28,80 €</text:p>
          </table:table-cell>
          <table:table-cell table:formula="of:=[.B85]*20" office:value-type="currency" office:currency="EUR" office:value="5760" calcext:value-type="currency">
            <text:p>5.760,00 €</text:p>
          </table:table-cell>
        </table:table-row>
        <table:table-row table:style-name="ro1">
          <table:table-cell office:value-type="string" calcext:value-type="string">
            <text:p>Personenhafen</text:p>
          </table:table-cell>
          <table:table-cell table:formula="of:=[Daten.B211]*32" office:value-type="float" office:value="128" calcext:value-type="float">
            <text:p>128</text:p>
          </table:table-cell>
          <table:table-cell table:formula="of:=[Daten.D219]" office:value-type="float" office:value="72" calcext:value-type="float">
            <text:p>72</text:p>
          </table:table-cell>
          <table:table-cell/>
          <table:table-cell table:formula="of:=[.C86]*4/10" office:value-type="currency" office:currency="EUR" office:value="28.8" calcext:value-type="currency">
            <text:p>28,80 €</text:p>
          </table:table-cell>
          <table:table-cell table:formula="of:=[.B86]*20" office:value-type="currency" office:currency="EUR" office:value="2560" calcext:value-type="currency">
            <text:p>2.560,00 €</text:p>
          </table:table-cell>
        </table:table-row>
        <table:table-row table:style-name="ro1">
          <table:table-cell office:value-type="string" calcext:value-type="string">
            <text:p>Stückguthafen</text:p>
          </table:table-cell>
          <table:table-cell table:formula="of:=[Daten.B223]*32" office:value-type="float" office:value="224" calcext:value-type="float">
            <text:p>224</text:p>
          </table:table-cell>
          <table:table-cell table:formula="of:=[Daten.D223]" office:value-type="float" office:value="56" calcext:value-type="float">
            <text:p>56</text:p>
          </table:table-cell>
          <table:table-cell/>
          <table:table-cell table:formula="of:=[.C87]*4/10" office:value-type="currency" office:currency="EUR" office:value="22.4" calcext:value-type="currency">
            <text:p>22,40 €</text:p>
          </table:table-cell>
          <table:table-cell table:formula="of:=[.B87]*20" office:value-type="currency" office:currency="EUR" office:value="4480" calcext:value-type="currency">
            <text:p>4.480,00 €</text:p>
          </table:table-cell>
        </table:table-row>
        <calcext:conditional-formats>
          <calcext:conditional-format calcext:target-range-address="Haltestellen.A2:Haltestellen.F87">
            <calcext:condition calcext:apply-style-name="Jede Zweite Zeile einfärben" calcext:value="formula-is(ISEVEN(ROW([.A1])))" calcext:base-cell-address="Haltestellen.A2"/>
          </calcext:conditional-format>
        </calcext:conditional-formats>
      </table:table>
      <table:table table:name="Rollfeld&amp;Kanal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Rollfeld Pflaster</text:p>
          </table:table-cell>
          <table:table-cell table:number-columns-repeated="2"/>
          <table:table-cell table:formula="of:=[Daten.D5]" office:value-type="float" office:value="2000" calcext:value-type="float">
            <text:p>2000</text:p>
          </table:table-cell>
          <table:table-cell office:value-type="string" calcext:value-type="string">
            <text:p>Obstpreis*4</text:p>
          </table:table-cell>
        </table:table-row>
        <table:table-row table:style-name="ro1">
          <table:table-cell office:value-type="string" calcext:value-type="string">
            <text:p>Rollfeld Beton</text:p>
          </table:table-cell>
          <table:table-cell table:number-columns-repeated="2"/>
          <table:table-cell table:formula="of:=[Daten.D4]" office:value-type="float" office:value="5000" calcext:value-type="float">
            <text:p>5000</text:p>
          </table:table-cell>
          <table:table-cell office:value-type="string" calcext:value-type="string">
            <text:p>Obstpreis*7</text:p>
          </table:table-cell>
        </table:table-row>
        <table:table-row table:style-name="ro1">
          <table:table-cell office:value-type="string" calcext:value-type="string">
            <text:p>Moderne Landebahn</text:p>
          </table:table-cell>
          <table:table-cell table:number-columns-repeated="2"/>
          <table:table-cell table:formula="of:=[Daten.D2]" office:value-type="float" office:value="9000" calcext:value-type="float">
            <text:p>9000</text:p>
          </table:table-cell>
          <table:table-cell office:value-type="string" calcext:value-type="string">
            <text:p>Obstpreis*10</text:p>
          </table:table-cell>
        </table:table-row>
        <table:table-row table:style-name="ro1">
          <table:table-cell office:value-type="string" calcext:value-type="string">
            <text:p>Zeppelin-Startbahn</text:p>
          </table:table-cell>
          <table:table-cell table:number-columns-repeated="2"/>
          <table:table-cell table:formula="of:=[Daten.D6]" office:value-type="float" office:value="5000" calcext:value-type="float">
            <text:p>5000</text:p>
          </table:table-cell>
          <table:table-cell office:value-type="string" calcext:value-type="string">
            <text:p>Obstpreis*6</text:p>
          </table:table-cell>
        </table:table-row>
        <table:table-row table:style-name="ro1">
          <table:table-cell office:value-type="string" calcext:value-type="string">
            <text:p>Zeppelin-Startbahn 2</text:p>
          </table:table-cell>
          <table:table-cell table:number-columns-repeated="2"/>
          <table:table-cell table:formula="of:=[Daten.D3]" office:value-type="float" office:value="9000" calcext:value-type="float">
            <text:p>9000</text:p>
          </table:table-cell>
          <table:table-cell office:value-type="string" calcext:value-type="string">
            <text:p>Obstpreis*8</text:p>
          </table:table-cell>
        </table:table-row>
        <table:table-row table:style-name="ro1">
          <table:table-cell office:value-type="string" calcext:value-type="string">
            <text:p>Kanal</text:p>
          </table:table-cell>
          <table:table-cell table:number-columns-repeated="3"/>
          <table:table-cell office:value-type="string" calcext:value-type="string">
            <text:p>Obstpreis*5</text:p>
          </table:table-cell>
        </table:table-row>
        <table:table-row table:style-name="ro1">
          <table:table-cell office:value-type="string" calcext:value-type="string">
            <text:p>Kanalbrücke</text:p>
          </table:table-cell>
          <table:table-cell table:number-columns-repeated="3"/>
          <table:table-cell office:value-type="string" calcext:value-type="string">
            <text:p>Obstpreis*10</text:p>
          </table:table-cell>
        </table:table-row>
      </table:table>
      <table:named-expressions/>
      <table:database-ranges>
        <table:database-range table:name="Import1" table:target-range-address="Daten.A1:Daten.D94" table:orientation="column">
          <table:database-source-query table:database-name="pak128german" table:query-name="Abfrage_way"/>
        </table:database-range>
        <table:database-range table:name="Stops" table:target-range-address="Daten.A96:Daten.D223" table:on-update-keep-styles="true" table:on-update-keep-size="false" table:orientation="column">
          <table:database-source-query table:database-name="pak128german" table:query-name="player_all"/>
        </table:database-range>
        <table:database-range table:name="__Anonymous_Sheet_DB__0" table:target-range-address="Daten.F49:Daten.F4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Jede_20_Zweite_20_Zeile_20_einfärben" style:display-name="Jede Zweite Zeile einfärben" style:family="table-cell" style:parent-style-name="Default">
      <style:table-cell-properties fo:background-color="#fdf2d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.00.0000</text:date>, <text:time style:data-style-name="N2" text:time-value="11:26:52.95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Pontini</meta:initial-creator>
    <meta:creation-date>2017-12-17T08:50:17.161000000</meta:creation-date>
    <dc:date>2018-03-10T11:49:04.740000000</dc:date>
    <meta:editing-duration>PT11H54M16S</meta:editing-duration>
    <meta:editing-cycles>85</meta:editing-cycles>
    <meta:generator>LibreOffice/5.3.7.2$Windows_X86_64 LibreOffice_project/6b8ed514a9f8b44d37a1b96673cbbdd077e24059</meta:generator>
    <meta:document-statistic meta:table-count="5" meta:cell-count="1781" meta:object-count="0"/>
  </office:meta>
</office:document-meta>
</file>